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adornments="Normal" style:font-family-generic="swiss"/>
  </office:font-face-decls>
  <office:automatic-styles>
    <style:style style:name="P1" style:family="paragraph" style:parent-style-name="Heading_20_1">
      <style:text-properties officeooo:rsid="00121ae5" officeooo:paragraph-rsid="00121ae5"/>
    </style:style>
    <style:style style:name="P2" style:family="paragraph" style:parent-style-name="Text_20_body" style:list-style-name="L1">
      <style:text-properties officeooo:rsid="001307ab" officeooo:paragraph-rsid="001307ab"/>
    </style:style>
    <style:style style:name="P3" style:family="paragraph" style:parent-style-name="Text_20_body" style:list-style-name="L2">
      <style:text-properties officeooo:rsid="001307ab" officeooo:paragraph-rsid="0016e1c8"/>
    </style:style>
    <style:style style:name="P4" style:family="paragraph" style:parent-style-name="Text_20_body" style:list-style-name="L6">
      <style:text-properties officeooo:rsid="001307ab" officeooo:paragraph-rsid="001307ab"/>
    </style:style>
    <style:style style:name="P5" style:family="paragraph" style:parent-style-name="Text_20_body" style:list-style-name="L7">
      <style:text-properties officeooo:rsid="001307ab" officeooo:paragraph-rsid="001307ab"/>
    </style:style>
    <style:style style:name="P6" style:family="paragraph" style:parent-style-name="Text_20_body" style:list-style-name="L2">
      <style:text-properties officeooo:paragraph-rsid="0016e1c8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 style:master-page-name="">
      <loext:graphic-properties draw:fill="none"/>
      <style:paragraph-properties fo:margin-left="1.499cm" fo:margin-right="0cm" fo:margin-top="0cm" fo:margin-bottom="0.247cm" style:contextual-spacing="false" fo:line-height="115%" fo:text-indent="-0.7cm" style:auto-text-indent="false" style:page-number="auto" fo:background-color="transparent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07ab"/>
    </style:style>
    <style:style style:name="T2" style:family="text">
      <style:text-properties style:font-name="arial"/>
    </style:style>
    <style:style style:name="T3" style:family="text">
      <style:text-properties style:font-name="arial" officeooo:rsid="0014baad"/>
    </style:style>
    <style:style style:name="T4" style:family="text">
      <style:text-properties style:font-name="arial" officeooo:rsid="0016e1c8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Variables aléatoires</text:h>
      <text:h text:style-name="Heading_20_2" text:outline-level="2">I – Définitions et rappels</text:h>
      <text:h text:style-name="Heading_20_3" text:outline-level="3">A – Rappels</text:h>
      <text:list xml:id="list1953060043" text:style-name="L1">
        <text:list-item>
          <text:p text:style-name="P2">Chaque résultat d’une expérience aléatoire s’appelle une <text:span text:style-name="T5">issue</text:span>.</text:p>
        </text:list-item>
        <text:list-item>
          <text:p text:style-name="P2">L’<text:span text:style-name="T5">univers des possibles</text:span> est l’ensemble des issues</text:p>
        </text:list-item>
        <text:list-item>
          <text:p text:style-name="P2">Un <text:span text:style-name="T5">évènement</text:span> est un sous-ensemble de l’univers des possibles</text:p>
        </text:list-item>
        <text:list-item>
          <text:p text:style-name="P2">Un <text:span text:style-name="T5">évènement élémentaire</text:span> ne contient qu’une seule issue.</text:p>
        </text:list-item>
      </text:list>
      <text:h text:style-name="Heading_20_3" text:outline-level="3">B – Définitions</text:h>
      <text:list xml:id="list3900751047" text:style-name="L2">
        <text:list-item>
          <text:p text:style-name="P6"><text:span text:style-name="T1">Une variable aléatoire </text:span><text:span text:style-name="T1"><draw:g text:anchor-type="as-char" svg:y="-0.286cm" draw:z-index="16" draw:style-name="gr1"><svg:title>TexMaths</svg:title><svg:desc>12§display§X§svg§600§FALSE§</svg:desc><draw:g draw:style-name="gr2"><draw:path draw:style-name="gr5" draw:text-style-name="P10" svg:width="0.313cm" svg:height="0.241cm" svg:x="0.012cm" svg:y="0.022cm" svg:viewBox="0 0 314 242" svg:d="M0 0c105 0 209 0 314 0 0 80 0 162 0 242-105 0-209 0-314 0 0-80 0-162 0-242z"><text:p/></draw:path><draw:path draw:style-name="gr6" draw:text-style-name="P11" svg:width="0.345cm" svg:height="0.285cm" svg:x="0.001cm" svg:y="0cm" svg:viewBox="0 0 346 286" svg:d="M192 114c-12-28-22-55-34-83-2-3-2-3-2-6 0-2 8-11 23-12 5-1 9-1 9-8 0-5-5-5-6-5-16 0-34 1-52 1-11 0-37-1-47-1-2 0-8 0-8 8 0 5 4 5 9 5 27 0 29 4 33 13 15 39 32 78 49 118-30 31-60 62-89 94-2 1-4 3-5 4-21 23-41 29-62 30-5 2-10 2-10 9 0 1 0 5 6 5 13 0 26-2 40-2 15 0 32 2 47 2 2 0 7 0 7-9 0-3-4-5-5-5-4 0-17-1-17-13 0-6 6-13 12-18 13-14 28-30 42-45 12-14 26-28 39-42 13 33 27 67 41 100 2 5 2 5 2 6 0 4-8 11-24 12-5 2-8 2-8 9 0 5 4 5 6 5 12 0 40-2 52-2 11 0 37 2 47 2 3 0 9 0 9-9 0-5-5-5-9-5-27 0-28-1-36-18-15-39-44-104-54-128 29-30 74-80 87-91 12-11 27-21 53-22 6-1 9-1 9-8 0-1 0-5-6-5-12 0-26 1-38 1-16 0-33-1-47-1-2 0-8 0-8 8 0 3 2 4 4 5 4 0 17 1 17 13 0 6-5 11-7 15-23 24-46 48-69 73z"><text:p/></draw:path></draw:g></draw:g></text:span><text:span text:style-name="T1"><text:s/>est une fonction définie sur un univers </text:span><text:span text:style-name="T1"><draw:g text:anchor-type="as-char" svg:y="-0.295cm" draw:z-index="0" draw:style-name="gr1"><svg:title>TexMaths</svg:title><svg:desc>12§display§\Omega§svg§600§FALSE§</svg:desc><draw:g draw:style-name="gr2"><draw:path draw:style-name="gr204" draw:text-style-name="P10" svg:width="0.239cm" svg:height="0.251cm" svg:x="0.004cm" svg:y="0.021cm" svg:viewBox="0 0 240 252" svg:d="M0 0c80 0 160 0 240 0 0 84 0 168 0 252-80 0-160 0-240 0 0-84 0-168 0-252z"><text:p/></draw:path><draw:path draw:style-name="gr205" draw:text-style-name="P11" svg:width="0.264cm" svg:height="0.295cm" svg:x="0.001cm" svg:y="0cm" svg:viewBox="0 0 265 296" svg:d="M265 227c-3 0-7 0-11 0-2 11-3 20-7 31-2 6-3 10-27 10-11 0-22 0-34 0 5-23 18-43 37-71 19-30 37-58 37-91 0-59-56-106-127-106-72 0-127 48-127 106 0 33 17 61 36 91 19 28 32 48 38 71-12 0-22 0-33 0-25 0-27-4-29-10-2-9-5-20-7-31-4 0-7 0-11 0 5 23 10 46 14 69 23 0 45 0 68 0 9 0 10 0 10-9 0-30-13-67-22-94-10-24-21-56-21-87 0-68 46-96 84-96 40 0 84 30 84 96 0 31-12 61-24 96-6 18-19 55-19 85 0 9 1 9 11 9 23 0 44 0 66 0 5-23 9-46 14-69z"><text:p/></draw:path></draw:g></draw:g></text:span><text:span text:style-name="T1"><text:s/>et à valeur dans </text:span><text:span text:style-name="T1"><draw:g text:anchor-type="as-char" svg:y="-0.286cm" draw:z-index="1" draw:style-name="gr1"><svg:title>TexMaths</svg:title><svg:desc>12§display§\mathbb{R}§svg§600§FALSE§</svg:desc><draw:g draw:style-name="gr2"><draw:path draw:style-name="gr202" draw:text-style-name="P10" svg:width="0.25cm" svg:height="0.243cm" svg:x="0.015cm" svg:y="0.022cm" svg:viewBox="0 0 251 244" svg:d="M0 0c84 0 167 0 251 0 0 82 0 162 0 244-84 0-167 0-251 0 0-82 0-162 0-244z"><text:p/></draw:path><draw:path draw:style-name="gr203" draw:text-style-name="P11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draw:g></text:span></text:p>
        </text:list-item>
        <text:list-item>
          <text:p text:style-name="P3">Soit une variable aléatoire <draw:g text:anchor-type="as-char" svg:y="-0.286cm" draw:z-index="2" draw:style-name="gr1"><svg:title>TexMaths</svg:title><svg:desc>12§display§X§svg§600§FALSE§</svg:desc><draw:g draw:style-name="gr2"><draw:path draw:style-name="gr200" draw:text-style-name="P10" svg:width="0.313cm" svg:height="0.241cm" svg:x="0.012cm" svg:y="0.022cm" svg:viewBox="0 0 314 242" svg:d="M0 0c105 0 209 0 314 0 0 80 0 162 0 242-105 0-209 0-314 0 0-80 0-162 0-242z"><text:p/></draw:path><draw:path draw:style-name="gr201" draw:text-style-name="P11" svg:width="0.345cm" svg:height="0.285cm" svg:x="0.001cm" svg:y="0cm" svg:viewBox="0 0 346 286" svg:d="M192 114c-12-28-22-55-34-83-2-3-2-3-2-6 0-2 8-11 23-12 5-1 9-1 9-8 0-5-5-5-6-5-16 0-34 1-52 1-11 0-37-1-47-1-2 0-8 0-8 8 0 5 4 5 9 5 27 0 29 4 33 13 15 39 32 78 49 118-30 31-60 62-89 94-2 1-4 3-5 4-21 23-41 29-62 30-5 2-10 2-10 9 0 1 0 5 6 5 13 0 26-2 40-2 15 0 32 2 47 2 2 0 7 0 7-9 0-3-4-5-5-5-4 0-17-1-17-13 0-6 6-13 12-18 13-14 28-30 42-45 12-14 26-28 39-42 13 33 27 67 41 100 2 5 2 5 2 6 0 4-8 11-24 12-5 2-8 2-8 9 0 5 4 5 6 5 12 0 40-2 52-2 11 0 37 2 47 2 3 0 9 0 9-9 0-5-5-5-9-5-27 0-28-1-36-18-15-39-44-104-54-128 29-30 74-80 87-91 12-11 27-21 53-22 6-1 9-1 9-8 0-1 0-5-6-5-12 0-26 1-38 1-16 0-33-1-47-1-2 0-8 0-8 8 0 3 2 4 4 5 4 0 17 1 17 13 0 6-5 11-7 15-23 24-46 48-69 73z"><text:p/></draw:path></draw:g></draw:g><text:s/>définie sur un univers <draw:g text:anchor-type="as-char" svg:y="-0.295cm" draw:z-index="3" draw:style-name="gr1"><svg:title>TexMaths</svg:title><svg:desc>12§display§\Omega§svg§600§FALSE§</svg:desc><draw:g draw:style-name="gr2"><draw:path draw:style-name="gr198" draw:text-style-name="P10" svg:width="0.239cm" svg:height="0.251cm" svg:x="0.004cm" svg:y="0.021cm" svg:viewBox="0 0 240 252" svg:d="M0 0c80 0 160 0 240 0 0 84 0 168 0 252-80 0-160 0-240 0 0-84 0-168 0-252z"><text:p/></draw:path><draw:path draw:style-name="gr199" draw:text-style-name="P11" svg:width="0.264cm" svg:height="0.295cm" svg:x="0.001cm" svg:y="0cm" svg:viewBox="0 0 265 296" svg:d="M265 227c-3 0-7 0-11 0-2 11-3 20-7 31-2 6-3 10-27 10-11 0-22 0-34 0 5-23 18-43 37-71 19-30 37-58 37-91 0-59-56-106-127-106-72 0-127 48-127 106 0 33 17 61 36 91 19 28 32 48 38 71-12 0-22 0-33 0-25 0-27-4-29-10-2-9-5-20-7-31-4 0-7 0-11 0 5 23 10 46 14 69 23 0 45 0 68 0 9 0 10 0 10-9 0-30-13-67-22-94-10-24-21-56-21-87 0-68 46-96 84-96 40 0 84 30 84 96 0 31-12 61-24 96-6 18-19 55-19 85 0 9 1 9 11 9 23 0 44 0 66 0 5-23 9-46 14-69z"><text:p/></draw:path></draw:g></draw:g><text:s/>et prenant les valeurs <draw:g text:anchor-type="as-char" svg:y="-0.183cm" draw:z-index="4" draw:style-name="gr1"><svg:title>TexMaths</svg:title><svg:desc>12§display§x_1§svg§600§FALSE§</svg:desc><draw:g draw:style-name="gr2"><draw:path draw:style-name="gr195" draw:text-style-name="P10" svg:width="0.334cm" svg:height="0.204cm" svg:x="0.01cm" svg:y="0.023cm" svg:viewBox="0 0 335 205" svg:d="M168 205c-57 0-112 0-168 0 0-69 0-137 0-205 111 0 224 0 335 0 0 68 0 136 0 205-56 0-112 0-167 0z"><text:p/></draw:path><draw:path draw:style-name="gr196" draw:text-style-name="P11" svg:width="0.207cm" svg:height="0.188cm" svg:x="0.001cm" svg:y="0cm" svg:viewBox="0 0 208 189" svg:d="M128 59c2-11 13-49 42-49 2 0 12 0 21 4-12 3-20 14-20 23 0 7 5 16 16 16 9 0 21-9 21-25 0-22-24-28-38-28-24 0-38 23-43 32-11-27-34-32-46-32-44 0-68 54-68 65 0 4 4 2 5 4 4 0 5-1 6-4 14-45 42-55 56-55 9 0 23 3 23 27 0 13-7 42-23 101-7 25-21 41-39 41-3 0-12 0-22-4 11-3 20-11 20-23s-9-13-15-13c-13 0-24 9-24 23 0 19 22 27 39 27 28 0 44-29 45-32 5 15 20 32 45 32 43 0 67-53 67-63 0-4-3-4-5-4-3 0-4 1-6 4-13 44-41 53-55 53-16 0-24-13-24-27 0-10 4-17 8-36s9-38 14-57z"><text:p/></draw:path><draw:path draw:style-name="gr197" draw:text-style-name="P11" svg:width="0.107cm" svg:height="0.193cm" svg:x="0.259cm" svg:y="0.055cm" svg:viewBox="0 0 108 194" svg:d="M67 8c0-8-1-8-8-8-20 18-47 19-59 19 0 4 0 6 0 10 7 0 28 0 43-9 0 51 0 101 0 150 0 9 0 13-30 13-3 0-7 0-11 0 0 4 0 7 0 11 6 0 42-1 53-1 8 0 46 1 53 1 0-4 0-7 0-11-5 0-9 0-12 0-29 0-29-4-29-13 0-54 0-108 0-162z"><text:p/></draw:path></draw:g></draw:g><text:s/>, <draw:g text:anchor-type="as-char" svg:y="-0.182cm" draw:z-index="6" draw:style-name="gr1"><svg:title>TexMaths</svg:title><svg:desc>12§display§x_2 , x_3 … x_n§svg§600§FALSE§</svg:desc><draw:g draw:style-name="gr2"><draw:path draw:style-name="gr181" draw:text-style-name="P10" svg:width="2cm" svg:height="0.222cm" svg:x="0.01cm" svg:y="0.023cm" svg:viewBox="0 0 2001 223" svg:d="M1001 223c-334 0-667 0-1001 0 0-74 0-149 0-223 667 0 1333 0 2001 0 0 74 0 149 0 223-334 0-668 0-1000 0z"><text:p/></draw:path><draw:path draw:style-name="gr182" draw:text-style-name="P11" svg:width="0.209cm" svg:height="0.189cm" svg:x="0.001cm" svg:y="0.001cm" svg:viewBox="0 0 210 190" svg:d="M130 59c2-11 12-49 40-49 3 0 12 0 22 4-12 3-20 14-20 23 0 7 4 16 15 16 10 0 23-9 23-25 0-22-24-28-38-28-26 0-40 23-45 32-11-27-33-32-45-32-45 0-69 54-69 65 0 5 5 5 6 5 3 0 4-2 5-5 14-45 42-55 56-55 9 0 23 3 23 27 0 13-7 42-23 101-6 25-21 42-39 42-3 0-12 0-22-5 11-2 21-11 21-23 0-10-10-13-16-13-13 0-24 10-24 23 0 19 22 28 40 28 28 0 43-30 44-33 6 16 20 33 46 33 43 0 67-53 67-64 0-4-4-4-5-4-4 0-5 2-5 4-14 44-43 54-56 54-17 0-23-13-23-28 0-8 2-16 7-36 5-19 10-38 15-57z"><text:p/></draw:path><draw:path draw:style-name="gr183" draw:text-style-name="P11" svg:width="0.13cm" svg:height="0.193cm" svg:x="0.248cm" svg:y="0.055cm" svg:viewBox="0 0 131 194" svg:d="M131 142c-4 0-6 0-10 0-1 6-3 22-8 25-3 2-25 2-29 2-18 0-36 0-54 0 31-26 41-35 59-48 21-18 42-36 42-63 0-36-31-58-69-58-37 0-62 25-62 53 0 14 13 15 16 15 7 0 16-4 16-15 0-5-2-16-18-16 10-20 29-26 44-26 28 0 44 23 44 47 0 25-18 45-28 56-24 23-46 46-70 68-4 3-4 4-4 12 41 0 82 0 122 0 3-18 6-36 9-52z"><text:p/></draw:path><draw:path draw:style-name="gr184" draw:text-style-name="P11" svg:width="0.048cm" svg:height="0.125cm" svg:x="0.456cm" svg:y="0.142cm" svg:viewBox="0 0 49 126" svg:d="M49 44c0-27-11-44-27-44-14 0-22 11-22 23 0 11 8 21 22 21 6 0 10-1 15-4 1-2 1-2 1-2 2 0 2 0 2 6 0 32-15 57-29 70-5 4-5 6-5 7 0 3 2 5 5 5 5 0 38-32 38-82z"><text:p/></draw:path><draw:path draw:style-name="gr185" draw:text-style-name="P11" svg:width="0.209cm" svg:height="0.189cm" svg:x="0.619cm" svg:y="0.001cm" svg:viewBox="0 0 210 190" svg:d="M128 59c3-11 12-49 42-49 2 0 12 0 21 4-12 3-21 14-21 23 0 7 5 16 17 16 9 0 23-9 23-25 0-22-25-28-40-28-24 0-39 23-44 32-11-27-34-32-46-32-43 0-67 54-67 65 0 5 4 5 5 5 4 0 5-2 5-5 14-45 43-55 57-55 8 0 23 3 23 27 0 13-7 42-23 101-7 25-21 42-40 42-3 0-12 0-21-5 10-2 19-11 19-23 0-10-9-13-15-13-12 0-23 10-23 23 0 19 20 28 40 28 27 0 43-30 44-33 5 16 20 33 46 33 43 0 67-53 67-64 0-4-4-4-5-4-5 0-5 2-6 4-14 44-42 54-56 54-16 0-23-13-23-28 0-8 2-16 7-36 5-19 10-38 14-57z"><text:p/></draw:path><draw:path draw:style-name="gr186" draw:text-style-name="P11" svg:width="0.135cm" svg:height="0.199cm" svg:x="0.864cm" svg:y="0.055cm" svg:viewBox="0 0 136 200" svg:d="M64 97c24 0 39 16 39 47 0 36-20 47-38 47-11 0-37-4-49-21 13-1 16-10 16-16 0-9-7-16-16-16-8 0-16 6-16 17 0 27 30 45 66 45 41 0 70-27 70-56 0-23-20-46-52-53 31-11 42-32 42-50 0-24-28-41-60-41-34 0-58 16-58 40 0 9 8 15 16 15 10 0 16-7 16-15 0-9-6-15-16-16 11-12 31-16 42-16 13 0 31 6 31 33 0 12-3 25-12 35s-18 12-32 12c-7 1-7 1-10 1-1 1-2 1-2 3 0 5 2 5 7 5s11 0 16 0z"><text:p/></draw:path><draw:path draw:style-name="gr187" draw:text-style-name="P11" svg:width="0.043cm" svg:height="0.043cm" svg:x="1.071cm" svg:y="0.142cm" svg:viewBox="0 0 44 44" svg:d="M44 23c0-13-9-23-21-23s-23 10-23 23c0 12 11 21 23 21s21-9 21-21z"><text:p/></draw:path><draw:path draw:style-name="gr188" draw:text-style-name="P11" svg:width="0.043cm" svg:height="0.043cm" svg:x="1.259cm" svg:y="0.142cm" svg:viewBox="0 0 44 44" svg:d="M44 23c0-13-9-23-21-23s-23 10-23 23c0 12 11 21 23 21s21-9 21-21z"><text:p/></draw:path><draw:path draw:style-name="gr189" draw:text-style-name="P11" svg:width="0.045cm" svg:height="0.043cm" svg:x="1.446cm" svg:y="0.142cm" svg:viewBox="0 0 46 44" svg:d="M46 23c0-13-11-23-23-23s-23 10-23 23c0 12 11 21 23 21s23-9 23-21z"><text:p/></draw:path><draw:path draw:style-name="gr190" draw:text-style-name="P11" svg:width="0.209cm" svg:height="0.189cm" svg:x="1.609cm" svg:y="0.001cm" svg:viewBox="0 0 210 190" svg:d="M130 59c2-11 12-49 40-49 3 0 14 0 22 4-12 3-20 14-20 23 0 7 4 16 15 16 10 0 23-9 23-25 0-22-24-28-38-28-26 0-40 23-45 32-11-27-33-32-45-32-45 0-69 54-69 65 0 5 5 5 6 5 3 0 4-2 5-5 14-45 42-55 56-55 9 0 23 3 23 27 0 13-7 42-23 101-6 25-21 42-39 42-3 0-12 0-22-5 11-2 21-11 21-23 0-10-10-13-16-13-13 0-24 10-24 23 0 19 22 28 40 28 28 0 43-30 44-33 6 16 20 33 46 33 43 0 67-53 67-64 0-4-4-4-5-4-4 0-5 2-5 4-14 44-43 54-56 54-17 0-23-13-23-28 0-8 2-16 7-36 5-19 10-38 15-57z"><text:p/></draw:path><draw:path draw:style-name="gr191" draw:text-style-name="P11" svg:width="0.179cm" svg:height="0.131cm" svg:x="1.853cm" svg:y="0.121cm" svg:viewBox="0 0 180 132" svg:d="M22 110c-2 4-2 8-3 12 0 8 5 10 10 10s8-4 11-6c1-2 4-12 6-18 1-6 4-19 6-28 2-6 3-12 4-19 4-12 5-14 14-26 8-12 21-28 44-28 17 0 17 16 17 22 0 17-12 50-17 62-4 9-5 11-5 16 0 15 13 25 28 25 30 0 43-41 43-44 0-5-4-5-5-5-5 0-5 2-6 6-6 23-19 35-31 35-6 0-7-4-7-10 0-7 1-11 7-24 4-10 16-41 16-58 0-27-23-32-39-32-25 0-41 14-50 26-3-20-19-26-31-26-14 0-20 8-24 16-6 10-10 27-10 28 0 4 4 4 5 4 3 0 3 0 6-8 5-18 11-33 21-33 8 0 10 7 10 15 0 6-4 16-5 25-2 7-5 19-6 26-3 12-6 24-9 37z"><text:p/></draw:path></draw:g></draw:g>. La Loi de probabilité de <draw:g text:anchor-type="as-char" svg:y="-0.286cm" draw:z-index="17" draw:style-name="gr1"><svg:title>TexMaths</svg:title><svg:desc>12§display§X §svg§600§FALSE§</svg:desc><draw:g draw:style-name="gr2"><draw:path draw:style-name="gr3" draw:text-style-name="P10" svg:width="0.313cm" svg:height="0.241cm" svg:x="0.012cm" svg:y="0.022cm" svg:viewBox="0 0 314 242" svg:d="M0 0c105 0 209 0 314 0 0 80 0 162 0 242-105 0-209 0-314 0 0-80 0-162 0-242z"><text:p/></draw:path><draw:path draw:style-name="gr4" draw:text-style-name="P11" svg:width="0.345cm" svg:height="0.285cm" svg:x="0.001cm" svg:y="0cm" svg:viewBox="0 0 346 286" svg:d="M192 114c-12-28-22-55-34-83-2-3-2-3-2-6 0-2 8-11 23-12 5-1 9-1 9-8 0-5-5-5-6-5-16 0-34 1-52 1-11 0-37-1-47-1-2 0-8 0-8 8 0 5 4 5 9 5 27 0 29 4 33 13 15 39 32 78 49 118-30 31-60 62-89 94-2 1-4 3-5 4-21 23-41 29-62 30-5 2-10 2-10 9 0 1 0 5 6 5 13 0 26-2 40-2 15 0 32 2 47 2 2 0 7 0 7-9 0-3-4-5-5-5-4 0-17-1-17-13 0-6 6-13 12-18 13-14 28-30 42-45 12-14 26-28 39-42 13 33 27 67 41 100 2 5 2 5 2 6 0 4-8 11-24 12-5 2-8 2-8 9 0 5 4 5 6 5 12 0 40-2 52-2 11 0 37 2 47 2 3 0 9 0 9-9 0-5-5-5-9-5-27 0-28-1-36-18-15-39-44-104-54-128 29-30 74-80 87-91 12-11 27-21 53-22 6-1 9-1 9-8 0-1 0-5-6-5-12 0-26 1-38 1-16 0-33-1-47-1-2 0-8 0-8 8 0 3 2 4 4 5 4 0 17 1 17 13 0 6-5 11-7 15-23 24-46 48-69 73z"><text:p/></draw:path></draw:g></draw:g><text:s/>associe à toute valeur de <draw:g text:anchor-type="as-char" svg:y="-0.185cm" draw:z-index="5" draw:style-name="gr1"><svg:title>TexMaths</svg:title><svg:desc>12§display§x_i§svg§600§FALSE§</svg:desc><draw:g draw:style-name="gr2"><draw:path draw:style-name="gr192" draw:text-style-name="P10" svg:width="0.298cm" svg:height="0.207cm" svg:x="0.01cm" svg:y="0.021cm" svg:viewBox="0 0 299 208" svg:d="M0 0c100 0 199 0 299 0 0 70 0 138 0 208-100 0-199 0-299 0 0-70 0-138 0-208z"><text:p/></draw:path><draw:path draw:style-name="gr193" draw:text-style-name="P11" svg:width="0.208cm" svg:height="0.189cm" svg:x="0.001cm" svg:y="0cm" svg:viewBox="0 0 209 190" svg:d="M128 59c3-11 12-49 42-49 2 0 11 0 20 4-12 3-20 14-20 23 0 8 4 15 16 15 8 0 23-7 23-24 0-22-25-28-39-28-24 0-39 23-44 32-11-27-32-32-46-32-43 0-67 54-67 65 0 4 4 2 5 4 4 0 5 0 6-4 14-46 42-55 56-55 8 0 23 3 23 27 0 14-7 42-23 100-7 25-21 44-40 44-3 0-12 0-21-5 11-3 19-12 19-23 0-12-8-16-15-16-12 0-23 11-23 25 0 20 22 28 40 28 27 0 43-30 44-32 5 15 20 32 46 32 42 0 66-54 66-64 0-4-4-4-5-4-5 0-5 2-6 4-13 45-41 55-55 55-16 0-23-14-23-28 0-10 2-18 7-36 5-20 10-39 14-58z"><text:p/></draw:path><draw:path draw:style-name="gr194" draw:text-style-name="P11" svg:width="0.088cm" svg:height="0.196cm" svg:x="0.242cm" svg:y="0.055cm" svg:viewBox="0 0 89 197" svg:d="M82 11c0-5-4-11-12-11-9 0-17 7-17 16 0 6 3 12 12 12 8 0 17-9 17-17zM22 160c-2 4-4 7-4 12 0 15 12 25 29 25 29 0 42-41 42-45s-4-4-5-4c-4 0-5 2-6 5-6 24-19 36-31 36-5 0-7-4-7-10 0-7 2-13 4-19 4-8 6-16 10-24 2-7 13-33 14-36 2-3 3-6 3-10 0-13-12-25-29-25-29 0-42 41-42 46 0 3 4 3 5 3 3 0 5-1 5-4 8-26 20-37 32-37 4 0 7 3 7 11 0 6-2 11-9 29-6 16-12 31-18 47z"><text:p/></draw:path></draw:g></draw:g><text:s/>la probabilité <draw:g text:anchor-type="as-char" svg:y="-0.314cm" draw:z-index="7" draw:style-name="gr1"><svg:title>TexMaths</svg:title><svg:desc>12§display§P(X = x_i)§svg§600§FALSE§</svg:desc><draw:g draw:style-name="gr2"><draw:path draw:style-name="gr173" draw:text-style-name="P10" svg:width="1.896cm" svg:height="0.376cm" svg:x="0.006cm" svg:y="0.023cm" svg:viewBox="0 0 1897 377" svg:d="M950 377c-317 0-633 0-950 0 0-126 0-251 0-377 633 0 1264 0 1897 0 0 126 0 251 0 377-316 0-632 0-947 0z"><text:p/></draw:path><draw:path draw:style-name="gr174" draw:text-style-name="P11" svg:width="0.3cm" svg:height="0.285cm" svg:x="0.001cm" svg:y="0.03cm" svg:viewBox="0 0 301 286" svg:d="M112 154c24 0 46 0 70 0 60 0 119-43 119-90 0-33-27-64-83-64-45 0-91 0-136 0-9 0-12 0-12 7 0 6 3 6 12 6 4 0 13 0 18 0 6 1 9 3 9 7 0 2-1 3-2 9-19 74-37 150-57 225-3 15-4 19-38 19-7 0-12 0-12 8 0 5 5 5 7 5 11 0 41-1 53-1 10 0 18 0 28 0 8 0 18 1 26 1 4 0 8 0 8-8 0-5-3-5-10-5-16 0-28 0-28-7 0-3 0-5 1-8 9-34 18-69 27-104zM142 29c3-15 4-16 22-16 14 0 28 0 41 0 35 0 57 11 57 40 0 17-9 53-24 68-22 18-47 22-65 22-21 0-40 0-60 0 9-38 19-76 29-114z"><text:p/></draw:path><draw:path draw:style-name="gr175" draw:text-style-name="P11" svg:width="0.097cm" svg:height="0.42cm" svg:x="0.355cm" svg:y="0.001cm" svg:viewBox="0 0 98 421" svg:d="M98 416c0-1 0-1-7-9-53-54-66-133-66-197 0-73 16-146 67-198 6-6 6-6 6-7 0-4-2-5-4-5-4 0-42 29-68 83-21 46-26 92-26 127 0 33 5 83 28 131 25 52 62 80 66 80 2 0 4-1 4-5z"><text:p/></draw:path><draw:path draw:style-name="gr176" draw:text-style-name="P11" svg:width="0.347cm" svg:height="0.285cm" svg:x="0.488cm" svg:y="0.03cm" svg:viewBox="0 0 348 286" svg:d="M193 114c-12-29-23-56-35-84-1-4-1-4-2-5 0-2 7-11 25-12 4-1 9-1 9-8 0-5-5-5-6-5-18 0-36 1-54 1-10 0-36-1-47-1-3 0-7 0-7 8 0 5 3 5 9 5 25 0 28 4 31 13 17 40 33 79 50 118-30 31-59 63-89 94-1 2-4 4-5 5-20 23-41 29-62 30-5 1-10 1-10 8 0 1 0 5 6 5 13 0 26-1 40-1 15 0 32 1 46 1 3 0 9 0 9-8 0-4-5-5-6-5-4 0-17-1-17-13 0-6 7-14 12-18 14-15 29-30 43-45 12-14 25-29 37-42 15 34 29 67 44 100 1 5 2 5 2 6 0 3-8 11-25 12-5 1-9 1-9 8 0 5 5 5 6 5 12 0 42-1 54-1 10 0 37 1 47 1 3 0 8 0 8-8 0-5-4-5-8-5-29 0-29-1-36-18-17-39-44-104-54-129 28-30 72-80 87-92 12-10 27-20 53-21 6-1 9-1 9-8 0-1 0-5-6-5-12 0-26 1-39 1-16 0-32-1-47-1-3 0-8 0-8 8 0 3 2 4 5 5 4 0 17 1 17 12 0 6-5 12-8 16-23 24-46 48-69 73z"><text:p/></draw:path><draw:path draw:style-name="gr177" draw:text-style-name="P11" svg:width="0.279cm" svg:height="0.099cm" svg:x="1cm" svg:y="0.162cm" svg:viewBox="0 0 280 100" svg:d="M265 18c7 0 15-1 15-10 0-8-7-8-14-8-84 0-169 0-253 0-6 0-13 0-13 8 0 9 7 10 14 10 84 0 167 0 251 0zM266 100c7 0 14 0 14-9s-8-9-15-9c-84 0-167 0-251 0-7 0-14 0-14 9s7 9 13 9c84 0 169 0 253 0z"><text:p/></draw:path><draw:path draw:style-name="gr178" draw:text-style-name="P11" svg:width="0.209cm" svg:height="0.19cm" svg:x="1.433cm" svg:y="0.131cm" svg:viewBox="0 0 210 191" svg:d="M128 59c3-11 12-49 42-49 2 0 12 0 21 4-12 3-21 14-21 23 0 7 5 16 17 16 10 0 23-9 23-25 0-22-25-28-40-28-24 0-39 23-44 32-11-27-34-32-46-32-43 0-67 54-67 65 0 5 4 5 5 5 4 0 5-1 6-5 13-45 42-55 56-55 8 0 23 3 23 27 0 13-7 42-23 101-7 27-21 44-40 44-3 0-12 0-21-5 10-3 19-11 19-23s-9-15-15-15c-12 0-23 11-23 24 0 20 20 28 40 28 27 0 43-30 44-32 5 15 20 32 46 32 43 0 67-54 67-65 0-3-4-3-5-3-5 0-5 1-6 3-14 46-42 56-56 56-16 0-23-14-23-28 0-10 2-18 7-37 5-20 10-39 14-58z"><text:p/></draw:path><draw:path draw:style-name="gr179" draw:text-style-name="P11" svg:width="0.088cm" svg:height="0.197cm" svg:x="1.675cm" svg:y="0.185cm" svg:viewBox="0 0 89 198" svg:d="M82 11c0-5-4-11-12-11s-17 7-17 17c0 5 5 11 12 11 8 0 17-9 17-17zM22 161c-2 4-3 7-3 12 0 15 12 25 28 25 30 0 42-41 42-44 0-5-4-5-5-5-4 0-4 2-5 6-7 23-20 35-31 35-6 0-7-4-7-10 0-7 1-13 5-19 2-8 6-16 8-24 4-6 13-34 14-37 2-3 3-6 3-10 0-13-12-24-28-24-30 0-43 40-43 45 0 3 4 3 5 3 5 0 5-1 6-5 7-25 20-36 31-36 5 0 7 3 7 11 0 7-1 11-9 30-6 16-12 31-18 47z"><text:p/></draw:path><draw:path draw:style-name="gr180" draw:text-style-name="P11" svg:width="0.097cm" svg:height="0.42cm" svg:x="1.826cm" svg:y="0.001cm" svg:viewBox="0 0 98 421" svg:d="M98 210c0-32-4-83-27-131-25-51-63-79-66-79s-5 2-5 5c0 1 0 1 8 9 41 41 65 109 65 196 0 71-15 146-67 199-6 6-6 6-6 7 0 2 2 5 5 5s42-29 67-83c22-46 26-93 26-128z"><text:p/></draw:path></draw:g></draw:g>. <draw:g text:anchor-type="as-char" svg:y="-0.314cm" draw:z-index="8" draw:style-name="gr1"><svg:title>TexMaths</svg:title><svg:desc>12§display§P(X=x_i)§svg§600§FALSE§</svg:desc><draw:g draw:style-name="gr2"><draw:path draw:style-name="gr165" draw:text-style-name="P10" svg:width="1.896cm" svg:height="0.376cm" svg:x="0.006cm" svg:y="0.023cm" svg:viewBox="0 0 1897 377" svg:d="M950 377c-317 0-633 0-950 0 0-126 0-251 0-377 633 0 1264 0 1897 0 0 126 0 251 0 377-316 0-632 0-947 0z"><text:p/></draw:path><draw:path draw:style-name="gr166" draw:text-style-name="P11" svg:width="0.3cm" svg:height="0.285cm" svg:x="0.001cm" svg:y="0.03cm" svg:viewBox="0 0 301 286" svg:d="M112 154c24 0 46 0 70 0 60 0 119-43 119-90 0-33-27-64-83-64-45 0-91 0-136 0-9 0-12 0-12 7 0 6 3 6 12 6 4 0 13 0 18 0 6 1 9 3 9 7 0 2-1 3-2 9-19 74-37 150-57 225-3 15-4 19-38 19-7 0-12 0-12 8 0 5 5 5 7 5 11 0 41-1 53-1 10 0 18 0 28 0 8 0 18 1 26 1 4 0 8 0 8-8 0-5-3-5-10-5-16 0-28 0-28-7 0-3 0-5 1-8 9-34 18-69 27-104zM142 29c3-15 4-16 22-16 14 0 28 0 41 0 35 0 57 11 57 40 0 17-9 53-24 68-22 18-47 22-65 22-21 0-40 0-60 0 9-38 19-76 29-114z"><text:p/></draw:path><draw:path draw:style-name="gr167" draw:text-style-name="P11" svg:width="0.097cm" svg:height="0.42cm" svg:x="0.355cm" svg:y="0.001cm" svg:viewBox="0 0 98 421" svg:d="M98 416c0-1 0-1-7-9-53-54-66-133-66-197 0-73 16-146 67-198 6-6 6-6 6-7 0-4-2-5-4-5-4 0-42 29-68 83-21 46-26 92-26 127 0 33 5 83 28 131 25 52 62 80 66 80 2 0 4-1 4-5z"><text:p/></draw:path><draw:path draw:style-name="gr168" draw:text-style-name="P11" svg:width="0.347cm" svg:height="0.285cm" svg:x="0.488cm" svg:y="0.03cm" svg:viewBox="0 0 348 286" svg:d="M193 114c-12-29-23-56-35-84-1-4-1-4-2-5 0-2 7-11 25-12 4-1 9-1 9-8 0-5-5-5-6-5-18 0-36 1-54 1-10 0-36-1-47-1-3 0-7 0-7 8 0 5 3 5 9 5 25 0 28 4 31 13 17 40 33 79 50 118-30 31-59 63-89 94-1 2-4 4-5 5-20 23-41 29-62 30-5 1-10 1-10 8 0 1 0 5 6 5 13 0 26-1 40-1 15 0 32 1 46 1 3 0 9 0 9-8 0-4-5-5-6-5-4 0-17-1-17-13 0-6 7-14 12-18 14-15 29-30 43-45 12-14 25-29 37-42 15 34 29 67 44 100 1 5 2 5 2 6 0 3-8 11-25 12-5 1-9 1-9 8 0 5 5 5 6 5 12 0 42-1 54-1 10 0 37 1 47 1 3 0 8 0 8-8 0-5-4-5-8-5-29 0-29-1-36-18-17-39-44-104-54-129 28-30 72-80 87-92 12-10 27-20 53-21 6-1 9-1 9-8 0-1 0-5-6-5-12 0-26 1-39 1-16 0-32-1-47-1-3 0-8 0-8 8 0 3 2 4 5 5 4 0 17 1 17 12 0 6-5 12-8 16-23 24-46 48-69 73z"><text:p/></draw:path><draw:path draw:style-name="gr169" draw:text-style-name="P11" svg:width="0.279cm" svg:height="0.099cm" svg:x="1cm" svg:y="0.162cm" svg:viewBox="0 0 280 100" svg:d="M265 18c7 0 15-1 15-10 0-8-7-8-14-8-84 0-169 0-253 0-6 0-13 0-13 8 0 9 7 10 14 10 84 0 167 0 251 0zM266 100c7 0 14 0 14-9s-8-9-15-9c-84 0-167 0-251 0-7 0-14 0-14 9s7 9 13 9c84 0 169 0 253 0z"><text:p/></draw:path><draw:path draw:style-name="gr170" draw:text-style-name="P11" svg:width="0.209cm" svg:height="0.19cm" svg:x="1.433cm" svg:y="0.131cm" svg:viewBox="0 0 210 191" svg:d="M128 59c3-11 12-49 42-49 2 0 12 0 21 4-12 3-21 14-21 23 0 7 5 16 17 16 10 0 23-9 23-25 0-22-25-28-40-28-24 0-39 23-44 32-11-27-34-32-46-32-43 0-67 54-67 65 0 5 4 5 5 5 4 0 5-1 6-5 13-45 42-55 56-55 8 0 23 3 23 27 0 13-7 42-23 101-7 27-21 44-40 44-3 0-12 0-21-5 10-3 19-11 19-23s-9-15-15-15c-12 0-23 11-23 24 0 20 20 28 40 28 27 0 43-30 44-32 5 15 20 32 46 32 43 0 67-54 67-65 0-3-4-3-5-3-5 0-5 1-6 3-14 46-42 56-56 56-16 0-23-14-23-28 0-10 2-18 7-37 5-20 10-39 14-58z"><text:p/></draw:path><draw:path draw:style-name="gr171" draw:text-style-name="P11" svg:width="0.088cm" svg:height="0.197cm" svg:x="1.675cm" svg:y="0.185cm" svg:viewBox="0 0 89 198" svg:d="M82 11c0-5-4-11-12-11s-17 7-17 17c0 5 5 11 12 11 8 0 17-9 17-17zM22 161c-2 4-3 7-3 12 0 15 12 25 28 25 30 0 42-41 42-44 0-5-4-5-5-5-4 0-4 2-5 6-7 23-20 35-31 35-6 0-7-4-7-10 0-7 1-13 5-19 2-8 6-16 8-24 4-6 13-34 14-37 2-3 3-6 3-10 0-13-12-24-28-24-30 0-43 40-43 45 0 3 4 3 5 3 5 0 5-1 6-5 7-25 20-36 31-36 5 0 7 3 7 11 0 7-1 11-9 30-6 16-12 31-18 47z"><text:p/></draw:path><draw:path draw:style-name="gr172" draw:text-style-name="P11" svg:width="0.097cm" svg:height="0.42cm" svg:x="1.826cm" svg:y="0.001cm" svg:viewBox="0 0 98 421" svg:d="M98 210c0-32-4-83-27-131-25-51-63-79-66-79s-5 2-5 5c0 1 0 1 8 9 41 41 65 109 65 196 0 71-15 146-67 199-6 6-6 6-6 7 0 2 2 5 5 5s42-29 67-83c22-46 26-93 26-128z"><text:p/></draw:path></draw:g></draw:g><text:s/>se note <draw:g text:anchor-type="as-char" svg:y="-0.182cm" draw:z-index="9" draw:style-name="gr1"><svg:title>TexMaths</svg:title><svg:desc>12§display§p_§svg§600§FALSE§</svg:desc><draw:g draw:style-name="gr2"><draw:path draw:style-name="gr163" draw:text-style-name="P10" svg:width="0.175cm" svg:height="0.222cm" svg:x="0.023cm" svg:y="0.023cm" svg:viewBox="0 0 176 223" svg:d="M89 223c-30 0-59 0-89 0 0-74 0-149 0-223 59 0 118 0 176 0 0 74 0 149 0 223-29 0-58 0-87 0z"><text:p/></draw:path><draw:path draw:style-name="gr164" draw:text-style-name="P11" svg:width="0.218cm" svg:height="0.265cm" svg:x="0.001cm" svg:y="0.001cm" svg:viewBox="0 0 219 266" svg:d="M33 236c-4 15-4 17-23 17-5 0-10 0-10 9 0 2 2 4 6 4 11 0 23-1 35-1 14 0 29 1 42 1 2 0 7 0 7-8 0-5-3-5-9-5-22 0-22-2-22-7s18-73 20-84c6 13 19 28 39 28 48 0 101-60 101-123 0-39-24-67-56-67-21 0-40 16-55 31-3-21-21-31-37-31-19 0-28 17-31 24-7 14-14 40-14 41 0 5 4 2 5 5 5 0 5-2 8-10 7-30 15-50 31-50 7 0 13 3 13 19 0 9-1 14-4 21-15 63-31 124-46 186zM107 55c3-12 15-24 21-30 14-13 26-15 33-15 17 0 28 14 28 39 0 24-14 73-22 89-14 29-35 42-49 42-28 0-33-34-33-36 0-1 0-1 2-7 6-28 13-55 20-82z"><text:p/></draw:path></draw:g></draw:g>i et <draw:g text:anchor-type="as-char" svg:y="-0.277cm" draw:z-index="10" draw:style-name="gr1"><svg:title>TexMaths</svg:title><svg:desc>12§display§p_1, p_2, … = 1§svg§600§FALSE§</svg:desc><draw:g draw:style-name="gr2"><draw:path draw:style-name="gr151" draw:text-style-name="P10" svg:width="2.445cm" svg:height="0.316cm" svg:x="0.022cm" svg:y="0.022cm" svg:viewBox="0 0 2446 317" svg:d="M0 0c816 0 1631 0 2446 0 0 106 0 211 0 317-815 0-1630 0-2446 0 0-106 0-211 0-317z"><text:p/></draw:path><draw:path draw:style-name="gr152" draw:text-style-name="P11" svg:width="0.219cm" svg:height="0.265cm" svg:x="0cm" svg:y="0.093cm" svg:viewBox="0 0 220 266" svg:d="M32 236c-3 15-3 17-22 17-5 0-10 0-10 9 0 3 2 4 6 4 11 0 23-1 35-1 14 0 29 1 42 1 2 0 7 0 7-8 0-5-4-5-10-5-21 0-21-2-21-6 0-6 18-73 20-83 6 12 18 26 40 26 48 0 101-60 101-123 0-38-24-67-56-67-21 0-42 16-55 32-5-22-23-32-38-32-19 0-28 17-31 24-8 14-14 40-14 41 0 5 4 2 5 5 5 0 5-2 7-10 8-30 16-50 32-50 7 0 13 3 13 19 0 9-1 14-4 21-15 63-31 125-47 186zM107 55c2-12 14-23 21-30 15-12 28-15 35-15 17 0 27 14 27 39s-15 73-22 89c-14 30-35 43-50 43-28 0-33-35-33-37 0-1 0-1 1-6 8-28 14-55 21-83z"><text:p/></draw:path><draw:path draw:style-name="gr153" draw:text-style-name="P11" svg:width="0.106cm" svg:height="0.193cm" svg:x="0.258cm" svg:y="0.148cm" svg:viewBox="0 0 107 194" svg:d="M66 8c0-8 0-8-8-8-20 18-46 19-58 19 0 4 0 6 0 10 7 0 26 0 42-7 0 49 0 99 0 150 0 9 0 12-29 12-3 0-8 0-12 0 0 3 0 7 0 10 6-1 42-1 53-1 10 0 47 0 53 1 0-3 0-7 0-10-4 0-7 0-11 0-30 0-30-3-30-12 0-56 0-110 0-164z"><text:p/></draw:path><draw:path draw:style-name="gr154" draw:text-style-name="P11" svg:width="0.048cm" svg:height="0.125cm" svg:x="0.451cm" svg:y="0.234cm" svg:viewBox="0 0 49 126" svg:d="M49 44c0-27-11-44-27-44-14 0-22 11-22 23 0 11 8 21 22 21 6 0 10-1 15-4 1-2 1-2 1-2 2 0 2 0 2 6 0 32-15 57-29 70-5 5-5 6-5 7 0 3 2 5 5 5 5 0 38-32 38-82z"><text:p/></draw:path><draw:path draw:style-name="gr155" draw:text-style-name="P11" svg:width="0.22cm" svg:height="0.265cm" svg:x="0.588cm" svg:y="0.093cm" svg:viewBox="0 0 221 266" svg:d="M32 236c-2 15-3 17-21 17-6 0-11 0-11 9 0 3 2 4 6 4 11 0 24-1 36-1 13 0 28 1 41 1 2 0 8 0 8-8 0-5-5-5-11-5-20 0-20-2-20-6 0-6 17-73 20-83 5 12 17 26 39 26 49 0 102-60 102-123 0-38-24-67-57-67-20 0-40 16-55 32-3-22-23-32-38-32-19 0-27 17-31 24-8 14-12 40-12 41 0 5 3 5 4 5 4 0 5-2 8-10 7-30 15-50 30-50 7 0 13 3 13 19 0 9-1 14-3 21-15 63-32 125-48 186zM107 55c3-12 14-23 23-30 14-12 26-15 33-15 17 0 28 14 28 39s-15 73-22 89c-14 30-35 43-50 43-28 0-34-35-34-37 0-1 0-1 1-6 8-28 14-55 21-83z"><text:p/></draw:path><draw:path draw:style-name="gr156" draw:text-style-name="P11" svg:width="0.13cm" svg:height="0.193cm" svg:x="0.833cm" svg:y="0.148cm" svg:viewBox="0 0 131 194" svg:d="M131 142c-4 0-7 0-11 0-1 6-4 24-7 26s-25 2-30 2c-18 0-36 0-54 0 31-27 42-36 59-49 22-18 43-36 43-63 0-36-31-58-70-58-36 0-61 25-61 53 0 14 12 15 16 15 7 0 15-4 15-14 0-6-2-16-18-16 10-21 30-27 43-27 30 0 46 23 46 47 0 25-19 45-28 56-24 23-48 46-72 68-2 3-2 4-2 12 41 0 80 0 121 0 4-16 6-34 10-52z"><text:p/></draw:path><draw:path draw:style-name="gr157" draw:text-style-name="P11" svg:width="0.048cm" svg:height="0.125cm" svg:x="1.039cm" svg:y="0.234cm" svg:viewBox="0 0 49 126" svg:d="M49 44c0-27-9-44-26-44-15 0-23 11-23 23 0 11 8 21 23 21 5 0 11-1 14-4 1-2 1-2 3-2 0 3 1 0 1 6 0 32-16 57-29 70-5 5-5 6-5 7 0 3 3 5 4 5 5 0 38-32 38-82z"><text:p/></draw:path><draw:path draw:style-name="gr158" draw:text-style-name="P11" svg:width="0.045cm" svg:height="0.043cm" svg:x="1.226cm" svg:y="0.234cm" svg:viewBox="0 0 46 44" svg:d="M46 23c0-13-11-23-23-23s-23 10-23 23c0 12 11 21 23 21s23-9 23-21z"><text:p/></draw:path><draw:path draw:style-name="gr159" draw:text-style-name="P11" svg:width="0.045cm" svg:height="0.043cm" svg:x="1.412cm" svg:y="0.234cm" svg:viewBox="0 0 46 44" svg:d="M46 23c0-13-11-23-23-23s-23 10-23 23c0 12 11 21 23 21s23-9 23-21z"><text:p/></draw:path><draw:path draw:style-name="gr160" draw:text-style-name="P11" svg:width="0.043cm" svg:height="0.043cm" svg:x="1.601cm" svg:y="0.234cm" svg:viewBox="0 0 44 44" svg:d="M44 23c0-13-10-23-22-23s-22 10-22 23c0 12 10 21 22 21s22-9 22-21z"><text:p/></draw:path><draw:path draw:style-name="gr161" draw:text-style-name="P11" svg:width="0.279cm" svg:height="0.097cm" svg:x="1.892cm" svg:y="0.126cm" svg:viewBox="0 0 280 98" svg:d="M265 17c7 0 15 0 15-9 0-8-8-8-14-8-84 0-169 0-253 0-6 0-13 0-13 8 0 9 7 9 14 9 84 0 167 0 251 0zM266 98c6 0 14 0 14-8s-8-8-15-8c-84 0-167 0-251 0-7 0-14 0-14 8s7 8 13 8c84 0 169 0 253 0z"><text:p/></draw:path><draw:path draw:style-name="gr162" draw:text-style-name="P11" svg:width="0.138cm" svg:height="0.277cm" svg:x="2.35cm" svg:y="0cm" svg:viewBox="0 0 139 278" svg:d="M86 11c0-10 0-11-9-11-27 26-64 26-77 26 0 5 0 9 0 14 8 0 34 0 55-11 0 72 0 144 0 216 0 15-1 20-39 20-5 0-9 0-14 0 0 5 0 10 0 13 15-1 52-1 69-1s54 0 68 1c0-3 0-8 0-13-5 0-8 0-13 0-38 0-40-5-40-20 0-78 0-156 0-234z"><text:p/></draw:path></draw:g></draw:g></text:p>
        </text:list-item>
      </text:list>
      <text:h text:style-name="Heading_20_2" text:outline-level="2">II – Analyse</text:h>
      <text:h text:style-name="Heading_20_3" text:outline-level="3">A – Espérance mathématique</text:h>
      <text:list xml:id="list869562646" text:style-name="L6">
        <text:list-item>
          <text:p text:style-name="P4">L'espérance est donc la moyenne que l'on peut espérer si l'on répète l'expérience un grand nombre de fois.</text:p>
        </text:list-item>
      </text:list>
      <text:list xml:id="list2787318792" text:style-name="L3">
        <text:list-item>
          <text:p text:style-name="P7"><draw:g text:anchor-type="as-char" svg:y="-0.651cm" draw:z-index="11" draw:style-name="gr1"><svg:title>TexMaths</svg:title><svg:desc>12§display§E(X) = p_1 x_1 +  p_2 x_2 + …  p_n x_n = \sum_{i=1}^{n}p_ix_i§svg§600§FALSE§</svg:desc><draw:g draw:style-name="gr2"><draw:path draw:style-name="gr118" draw:text-style-name="P10" svg:width="7.672cm" svg:height="1.111cm" svg:x="0.006cm" svg:y="0.023cm" svg:viewBox="0 0 7673 1112" svg:d="M3837 1112c-1279 0-2558 0-3837 0 0-371 0-741 0-1112 2558 0 5115 0 7673 0 0 371 0 741 0 1112-1278 0-2558 0-3836 0z"><text:p/></draw:path><draw:path draw:style-name="gr119" draw:text-style-name="P11" svg:width="0.304cm" svg:height="0.285cm" svg:x="0.001cm" svg:y="0.372cm" svg:viewBox="0 0 305 286" svg:d="M282 187c1-1 1-3 2-5 0-1 0-4-4-4-5 0-5 2-6 4-28 63-44 90-116 90-20 0-40 0-61 0-6 0-7 0-9 0-4 0-6-1-6-3 0-3 0-3 2-11 10-38 19-76 29-114 14 0 27 0 42 0 36 0 36 8 36 19 0 3 0 7-4 21 0 2-1 3-1 4 0 3 2 5 6 5s5-2 6-8c8-33 16-66 24-99 0-3-2-4-5-4s-5 2-6 7c-8 32-17 42-55 42-13 0-26 0-40 0 9-34 17-69 26-102 3-15 4-17 22-17 21 0 40 0 60 0 51 0 64 13 64 47 0 11 0 12-1 23 0 2-1 4-1 7 0 1 1 6 4 6 5 0 6-4 6-11 3-24 6-49 9-73 1-11 0-11-11-11-71 0-143 0-214 0-8 0-12 0-12 8 0 4 4 4 12 4 16 0 28 0 28 8 0 2 0 3-2 10-20 74-38 149-57 223-3 17-5 19-38 19-7 0-11 0-11 9 0 5 4 5 11 5 73 0 146 0 219 0 10 0 10 0 14-8 13-31 25-61 38-91z"><text:p/></draw:path><draw:path draw:style-name="gr120" draw:text-style-name="P11" svg:width="0.096cm" svg:height="0.42cm" svg:x="0.362cm" svg:y="0.342cm" svg:viewBox="0 0 97 421" svg:d="M97 416c0-1 0-1-7-8-53-53-66-133-66-197 0-74 16-147 68-199 5-6 5-6 5-7 0-4-1-5-3-5-5 0-42 29-68 82-21 46-26 93-26 129 0 33 5 83 28 131 25 51 61 79 66 79 2 0 3-1 3-5z"><text:p/></draw:path><draw:path draw:style-name="gr121" draw:text-style-name="P11" svg:width="0.347cm" svg:height="0.286cm" svg:x="0.495cm" svg:y="0.369cm" svg:viewBox="0 0 348 287" svg:d="M193 114c-12-28-24-56-36-84-1-4-1-4-1-5 0-3 7-11 24-13 5 0 8 0 8-7 0-5-4-5-6-5-16 0-34 1-52 1-11 0-38-1-47-1-4 0-9 0-9 8 0 4 5 4 10 4 25 0 29 5 32 14 17 40 33 78 50 118-30 31-59 62-89 95-3 1-4 2-6 5-21 22-40 28-61 30-6 1-10 1-10 8 0 1 0 5 6 5 12 0 26-1 40-1 15 0 31 1 46 1 3 0 8 0 8-9 0-3-4-4-5-4-4 0-17-2-17-14 0-6 6-13 12-18 14-15 28-31 42-45 13-15 25-28 38-42 15 33 29 67 44 101 1 4 1 4 1 6 0 3-7 10-24 12-5 1-9 1-9 8 0 5 5 5 6 5 12 0 42-1 53-1s37 1 47 1c4 0 8 0 8-7 0-6-3-6-7-6-29 0-29-2-36-18-17-40-45-105-55-131 29-29 73-79 86-91 12-10 29-21 54-22 5 0 10 0 10-8-2-2 0-4-6-4-12 0-26 1-40 1-15 0-31-1-46-1-3 0-9 0-9 8 0 3 3 4 6 4 4 1 17 1 17 13 0 6-5 12-8 16-23 24-46 49-69 73z"><text:p/></draw:path><draw:path draw:style-name="gr122" draw:text-style-name="P11" svg:width="0.097cm" svg:height="0.42cm" svg:x="0.89cm" svg:y="0.342cm" svg:viewBox="0 0 98 421" svg:d="M98 211c0-33-4-84-27-132-25-51-63-79-66-79s-5 1-5 5c0 1 0 1 8 9 41 41 65 108 65 197 0 72-15 145-67 199-6 5-6 5-6 6 0 4 2 5 5 5s42-29 67-82c22-46 26-93 26-128z"><text:p/></draw:path><draw:path draw:style-name="gr123" draw:text-style-name="P11" svg:width="0.28cm" svg:height="0.099cm" svg:x="1.171cm" svg:y="0.502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24" draw:text-style-name="P11" svg:width="0.22cm" svg:height="0.267cm" svg:x="1.579cm" svg:y="0.471cm" svg:viewBox="0 0 221 268" svg:d="M32 238c-2 14-3 16-22 16-5 0-10 0-10 9 0 3 2 5 6 5 11 0 24-2 35-2 14 0 29 2 42 2 2 0 7 0 7-9 0-5-4-5-10-5-21 0-21-2-21-6s18-74 21-84c5 12 17 27 39 27 49 0 102-61 102-124 0-39-24-67-57-67-21 0-40 16-55 31-5-23-23-31-38-31-19 0-28 17-31 24-8 14-14 40-14 41 0 5 5 5 6 5 4 0 4-2 8-10 7-30 15-50 30-50 7 0 13 3 13 19 0 9-1 14-3 21-15 63-32 125-48 188zM107 55c3-12 14-24 21-30 16-13 28-15 35-15 17 0 27 14 27 39s-14 73-22 89c-13 30-34 43-49 43-29 0-34-35-34-37 0-1 0-1 1-6 8-28 14-55 21-83z"><text:p/></draw:path><draw:path draw:style-name="gr125" draw:text-style-name="P11" svg:width="0.107cm" svg:height="0.195cm" svg:x="1.837cm" svg:y="0.525cm" svg:viewBox="0 0 108 196" svg:d="M67 8c0-8-1-8-9-8-18 18-46 18-58 18 0 4 0 7 0 11 7 0 26 0 43-9 0 51 0 101 0 152 0 9 0 13-30 13-3 0-7 0-11 0 0 3 0 7 0 11 5 0 42-2 53-2 9 0 46 2 53 2 0-4 0-8 0-11-4 0-8 0-12 0-29 0-29-4-29-13 0-54 0-110 0-164z"><text:p/></draw:path><draw:path draw:style-name="gr126" draw:text-style-name="P11" svg:width="0.209cm" svg:height="0.19cm" svg:x="2.006cm" svg:y="0.471cm" svg:viewBox="0 0 210 191" svg:d="M128 59c3-11 14-49 42-49 3 0 12 0 22 4-12 3-20 14-20 23 0 7 4 16 15 16 10 0 23-9 23-25 0-22-25-28-40-28-24 0-38 23-43 32-11-27-33-32-45-32-45 0-69 54-69 65 0 5 4 3 5 5 4 0 5-2 6-5 14-45 42-55 56-55 9 0 23 3 23 27 0 13-7 42-23 101-7 26-21 43-39 43-4 0-13 0-22-5 11-2 19-10 19-22s-8-15-15-15c-12 0-23 11-23 24 0 19 22 28 40 28 27 0 43-29 44-33 5 16 20 33 46 33 43 0 67-54 67-65 0-4-4-4-5-4-4 0-5 2-6 4-13 46-42 55-55 55-17 0-24-13-24-27 0-9 3-18 7-38 5-19 10-38 14-57z"><text:p/></draw:path><draw:path draw:style-name="gr127" draw:text-style-name="P11" svg:width="0.106cm" svg:height="0.195cm" svg:x="2.268cm" svg:y="0.525cm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128" draw:text-style-name="P11" svg:width="0.28cm" svg:height="0.279cm" svg:x="2.542cm" svg:y="0.412cm" svg:viewBox="0 0 281 280" svg:d="M149 149c39 0 78 0 117 0 6 0 15 0 15-9s-9-9-15-9c-39 0-78 0-117 0 0-40 0-78 0-118 0-6 0-13-9-13-8 0-8 7-8 13 0 40 0 78 0 118-40 0-78 0-118 0-6 0-14 0-14 9s8 9 14 9c40 0 78 0 118 0 0 39 0 78 0 117 0 6 0 14 8 14 9 0 9-8 9-14 0-39 0-78 0-117z"><text:p/></draw:path><draw:path draw:style-name="gr129" draw:text-style-name="P11" svg:width="0.219cm" svg:height="0.267cm" svg:x="2.927cm" svg:y="0.471cm" svg:viewBox="0 0 220 268" svg:d="M32 238c-3 14-4 16-22 16-5 0-10 0-10 9 0 3 2 5 5 5 12 0 24-2 36-2 13 0 27 2 42 2 1 0 7 0 7-9 0-5-5-5-10-5-21 0-21-2-21-6s18-74 20-84c6 12 18 27 39 27 49 0 102-61 102-124 0-39-24-67-57-67-20 0-41 16-55 31-4-23-22-31-37-31-19 0-28 17-31 24-9 14-14 40-14 41 0 5 4 5 5 5 5 0 5-2 7-10 8-30 16-50 32-50 7 0 13 3 13 19 0 9-1 14-4 21-15 63-31 125-47 188zM107 55c2-12 14-24 21-30 15-13 27-15 34-15 17 0 28 14 28 39s-15 73-22 89c-14 30-35 43-50 43-28 0-34-35-34-37 0-1 0-1 1-6 7-28 15-55 22-83z"><text:p/></draw:path><draw:path draw:style-name="gr130" draw:text-style-name="P11" svg:width="0.13cm" svg:height="0.195cm" svg:x="3.171cm" svg:y="0.525cm" svg:viewBox="0 0 131 196" svg:d="M131 142c-4 0-6 0-10 0-1 7-5 24-8 27-3 1-25 1-29 1-18 0-36 0-54 0 30-27 41-36 59-49 21-18 42-36 42-63 0-36-31-58-70-58-36 0-61 25-61 53 0 14 13 17 16 17 7 0 15-6 15-17 0-5-1-16-17-16 9-20 29-26 44-26 28 0 44 23 44 47 0 25-18 45-28 56-24 23-46 47-70 70-4 3-4 3-4 12 41 0 82 0 122 0 3-18 6-36 9-54z"><text:p/></draw:path><draw:path draw:style-name="gr131" draw:text-style-name="P11" svg:width="0.209cm" svg:height="0.19cm" svg:x="3.354cm" svg:y="0.471cm" svg:viewBox="0 0 210 191" svg:d="M128 59c3-11 12-49 42-49 2 0 12 0 21 4-12 3-21 14-21 23 0 7 5 16 17 16 9 0 23-9 23-25 0-22-25-28-40-28-24 0-39 23-44 32-11-27-34-32-46-32-43 0-67 54-67 65 0 5 4 5 5 5 4 0 5-2 5-5 14-45 42-55 56-55 9 0 23 3 23 27 0 13-7 42-23 101-6 26-21 43-39 43-3 0-12 0-22-5 11-2 20-10 20-22s-9-15-15-15c-13 0-23 11-23 24 0 19 20 28 40 28 27 0 43-29 44-33 5 16 19 33 46 33 43 0 67-54 67-65 0-4-4-4-5-4-5 0-5 2-6 4-14 46-43 55-56 55-16 0-23-13-23-27 0-9 2-18 7-38 5-19 10-38 14-57z"><text:p/></draw:path><draw:path draw:style-name="gr132" draw:text-style-name="P11" svg:width="0.13cm" svg:height="0.195cm" svg:x="3.602cm" svg:y="0.525cm" svg:viewBox="0 0 131 196" svg:d="M131 142c-4 0-7 0-11 0-1 7-4 24-7 27-3 1-25 1-30 1-18 0-36 0-54 0 31-27 42-36 59-49 22-18 43-36 43-63 0-36-33-58-70-58s-61 25-61 53c0 14 12 17 16 17 7 0 15-6 15-17 0-5-2-16-18-16 10-20 30-26 43-26 30 0 46 23 46 47 0 25-19 45-28 56-24 23-48 47-72 70-2 3-2 3-2 12 41 0 80 0 121 0 4-18 6-36 10-54z"><text:p/></draw:path><draw:path draw:style-name="gr133" draw:text-style-name="P11" svg:width="0.279cm" svg:height="0.279cm" svg:x="3.888cm" svg:y="0.412cm" svg:viewBox="0 0 280 280" svg:d="M149 149c39 0 78 0 117 0 6 0 14 0 14-9s-8-9-14-9c-39 0-78 0-117 0 0-40 0-78 0-118 0-6 0-13-9-13-8 0-8 7-8 13 0 40 0 78 0 118-40 0-79 0-119 0-6 0-13 0-13 9s7 9 13 9c40 0 79 0 119 0 0 39 0 78 0 117 0 6 0 14 8 14 9 0 9-8 9-14 0-39 0-78 0-117z"><text:p/></draw:path><draw:path draw:style-name="gr134" draw:text-style-name="P11" svg:width="0.043cm" svg:height="0.043cm" svg:x="4.323cm" svg:y="0.612cm" svg:viewBox="0 0 44 44" svg:d="M44 23c0-13-10-23-22-23-14 0-22 10-22 23 0 12 8 21 22 21 12 0 22-9 22-21z"><text:p/></draw:path><draw:path draw:style-name="gr135" draw:text-style-name="P11" svg:width="0.043cm" svg:height="0.043cm" svg:x="4.51cm" svg:y="0.612cm" svg:viewBox="0 0 44 44" svg:d="M44 23c0-13-9-23-21-23-13 0-23 10-23 23 0 12 10 21 23 21 12 0 21-9 21-21z"><text:p/></draw:path><draw:path draw:style-name="gr136" draw:text-style-name="P11" svg:width="0.043cm" svg:height="0.043cm" svg:x="4.697cm" svg:y="0.612cm" svg:viewBox="0 0 44 44" svg:d="M44 23c0-13-9-23-21-23s-23 10-23 23c0 12 11 21 23 21s21-9 21-21z"><text:p/></draw:path><draw:path draw:style-name="gr137" draw:text-style-name="P11" svg:width="0.219cm" svg:height="0.267cm" svg:x="4.835cm" svg:y="0.471cm" svg:viewBox="0 0 220 268" svg:d="M32 238c-3 14-4 16-22 16-5 0-10 0-10 9 0 3 2 5 5 5 12 0 24-2 36-2 13 0 27 2 42 2 1 0 7 0 7-9 0-5-5-5-10-5-21 0-21-2-21-6s18-74 20-84c6 12 18 27 40 27 48 0 101-61 101-124 0-39-24-67-57-67-20 0-41 16-55 31-4-23-22-31-37-31-19 0-28 17-31 24-9 14-14 40-14 41 0 5 4 5 5 5 5 0 5-2 7-10 8-30 16-50 32-50 7 0 13 3 13 19 0 9-1 14-4 21-15 63-31 125-47 188zM107 55c2-12 14-24 21-30 15-13 27-15 34-15 17 0 28 14 28 39s-15 73-22 89c-14 30-35 43-50 43-28 0-34-35-34-37 0-1 0-1 1-6 7-28 15-55 22-83z"><text:p/></draw:path><draw:path draw:style-name="gr138" draw:text-style-name="P11" svg:width="0.18cm" svg:height="0.131cm" svg:x="5.074cm" svg:y="0.59cm" svg:viewBox="0 0 181 132" svg:d="M23 110c-1 5-3 9-4 12 0 8 6 10 11 10s8-4 11-6c2-2 5-12 6-18s5-19 6-26c2-8 3-14 5-21 3-12 4-14 13-26 8-12 21-28 44-28 17 0 17 16 17 22 0 17-12 50-17 62-3 9-5 11-5 16 0 15 14 25 28 25 30 0 43-41 43-44 0-4-3-4-5-4-4 0-4 1-6 5-7 23-19 35-31 35-6 0-7-4-7-10 0-7 1-11 7-24 3-10 16-41 16-56 0-29-23-34-39-34-25 0-42 14-50 26-2-20-19-26-31-26-13 0-21 8-24 16-6 10-11 27-11 28 0 4 5 4 6 4 4 0 4 0 6-8 5-18 10-33 22-33 7 0 9 7 9 15 0 6-2 16-5 25-2 7-4 20-6 26-3 12-6 25-9 37z"><text:p/></draw:path><draw:path draw:style-name="gr139" draw:text-style-name="P11" svg:width="0.209cm" svg:height="0.19cm" svg:x="5.302cm" svg:y="0.471cm" svg:viewBox="0 0 210 191" svg:d="M130 59c2-11 12-49 40-49 3 0 12 0 22 4-12 3-20 14-20 23 0 7 4 16 15 16 10 0 23-9 23-25 0-22-24-28-38-28-26 0-40 23-45 32-11-27-33-32-45-32-45 0-69 54-69 65 0 5 4 3 5 5 4 0 5-2 6-5 14-45 42-55 56-55 9 0 23 3 23 27 0 13-7 42-23 101-7 26-21 43-39 43-3 0-12 0-22-5 11-2 21-10 21-22s-10-15-16-15c-13 0-24 11-24 24 0 19 22 28 40 28 28 0 43-29 44-33 5 16 20 33 46 33 43 0 67-54 67-65 0-4-4-4-5-4-4 0-5 2-5 4-14 46-43 55-56 55-17 0-23-13-23-27 0-9 2-18 7-38 5-19 10-38 15-57z"><text:p/></draw:path><draw:path draw:style-name="gr140" draw:text-style-name="P11" svg:width="0.179cm" svg:height="0.131cm" svg:x="5.546cm" svg:y="0.59cm" svg:viewBox="0 0 180 132" svg:d="M22 110c-2 5-2 9-3 12 0 8 5 10 10 10s8-4 11-6c2-2 4-12 6-18 1-6 4-19 6-26 2-8 3-14 6-21 2-12 3-14 12-26 8-12 21-28 44-28 17 0 17 16 17 22 0 17-12 50-17 62-4 9-5 11-5 16 0 15 13 25 28 25 30 0 43-41 43-44 0-4-4-4-5-4-5 0-5 1-6 5-6 23-19 35-31 35-6 0-7-4-7-10 0-7 1-11 7-24 4-10 16-41 16-56 0-29-23-34-39-34-25 0-41 14-50 26-3-20-19-26-31-26-14 0-20 8-24 16-6 10-10 27-10 28 0 4 4 4 5 4 3 0 3 0 6-8 5-18 11-33 21-33 8 0 10 7 10 15 0 6-4 16-5 25-2 7-5 20-6 26-3 12-6 25-9 37z"><text:p/></draw:path><draw:path draw:style-name="gr141" draw:text-style-name="P11" svg:width="0.279cm" svg:height="0.099cm" svg:x="5.902cm" svg:y="0.502cm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142" draw:text-style-name="P11" svg:width="0.18cm" svg:height="0.132cm" svg:x="6.537cm" svg:y="0.001cm" svg:viewBox="0 0 181 133" svg:d="M23 112c-1 3-4 10-4 12 0 7 6 9 11 9s8-3 11-6c1-3 3-12 6-19 1-5 5-19 6-26 2-6 3-14 5-20 3-12 4-14 13-26 8-12 21-28 44-28 17 0 17 16 17 21 0 18-13 50-17 63-3 8-5 11-5 16 0 16 14 25 28 25 30 0 43-41 43-45s-3-3-5-4c-4 0-4 2-6 5-7 24-19 36-31 36-6 0-7-4-7-10 0-7 1-11 6-24 4-9 17-41 17-57 0-29-23-34-39-34-25 0-42 16-50 28-2-21-19-28-31-28-13 0-21 10-24 16-6 12-11 28-11 30 0 3 5 3 6 3 4 0 4-1 6-8 5-18 10-33 22-33 7 0 9 6 9 15 0 6-2 17-5 25-2 7-4 19-6 26-3 12-6 26-9 38z"><text:p/></draw:path><draw:path draw:style-name="gr143" draw:text-style-name="P11" svg:width="0.56cm" svg:height="0.588cm" svg:x="6.348cm" svg:y="0.258cm" svg:viewBox="0 0 561 589" svg:d="M510 589c17-46 34-90 51-134-4 0-8 0-11 0-16 43-60 72-110 85-8 2-50 13-130 13-86 0-170 0-255 0 72-84 143-168 215-252 2-3 4-5 4-6s0-2-4-7c-65-90-131-179-196-268 77 0 154 0 231 0 56 0 95 6 99 6 23 4 59 11 93 33 11 6 39 25 53 59 3 0 7 0 11 0-17-40-34-78-51-118-167 0-332 0-499 0-10 0-10 0-11 2 0 2 0 10 0 15 74 102 148 203 222 305-73 85-145 170-218 255-4 5-3 5-4 7 0 5 4 5 11 5 167 0 332 0 499 0z"><text:p/></draw:path><draw:path draw:style-name="gr144" draw:text-style-name="P11" svg:width="0.088cm" svg:height="0.198cm" svg:x="6.369cm" svg:y="0.957cm" svg:viewBox="0 0 89 199" svg:d="M82 12c0-5-4-12-12-12-9 0-17 8-17 17 0 5 3 11 12 11 8 0 17-9 17-16zM22 162c-2 4-4 7-4 12 0 13 12 25 29 25 29 0 42-41 42-45s-4-4-5-4c-4 0-5 1-5 5-7 24-20 36-32 36-5 0-7-4-7-11 0-6 2-12 4-18 4-8 6-17 10-24 2-7 13-34 14-37 2-4 3-7 3-10 0-14-12-25-29-25-29 0-42 40-42 46 0 3 4 3 5 3 3 0 3-1 5-5 8-25 20-36 32-36 4 0 7 3 7 10s-2 12-9 30c-6 16-12 32-18 48z"><text:p/></draw:path><draw:path draw:style-name="gr145" draw:text-style-name="P11" svg:width="0.216cm" svg:height="0.078cm" svg:x="6.495cm" svg:y="1.04cm" svg:viewBox="0 0 217 79" svg:d="M205 14c5 0 12 0 12-7s-7-7-11-7c-64 0-130 0-195 0-4 0-11 0-11 7s6 7 11 7c65 0 129 0 194 0zM206 79c4 0 11 0 11-7s-7-7-12-7c-65 0-129 0-194 0-5 0-11 0-11 7s7 7 11 7c65 0 131 0 195 0z"><text:p/></draw:path><draw:path draw:style-name="gr146" draw:text-style-name="P11" svg:width="0.107cm" svg:height="0.195cm" svg:x="6.765cm" svg:y="0.957cm" svg:viewBox="0 0 108 196" svg:d="M67 8c0-8-1-8-9-8-20 19-46 19-58 19 0 4 0 7 0 11 7 0 26 0 43-8 0 50 0 99 0 150 0 9 0 13-30 13-3 0-7 0-11 0 0 3 0 7 0 11 5 0 41-2 53-2 9 0 46 2 53 2 0-4 0-8 0-11-4 0-8 0-12 0-29 0-29-4-29-13 0-54 0-110 0-164z"><text:p/></draw:path><draw:path draw:style-name="gr147" draw:text-style-name="P11" svg:width="0.219cm" svg:height="0.267cm" svg:x="6.99cm" svg:y="0.471cm" svg:viewBox="0 0 220 268" svg:d="M32 238c-3 14-4 16-22 16-5 0-10 0-10 9 0 3 2 5 5 5 12 0 24-2 36-2 13 0 27 2 42 2 1 0 7 0 7-9 0-5-5-5-10-5-21 0-21-2-21-6s18-74 20-84c6 12 18 27 40 27 48 0 101-61 101-124 0-39-24-67-57-67-20 0-41 16-55 31-4-23-22-31-37-31-19 0-28 17-31 24-9 14-14 40-14 41 0 5 4 5 5 5 5 0 5-2 7-10 8-30 16-50 32-50 7 0 13 3 13 19 0 9-1 14-4 21-15 63-31 125-47 188zM107 55c2-12 14-24 21-30 15-13 27-15 34-15 17 0 28 14 28 39s-15 73-22 89c-14 30-35 43-50 43-28 0-34-35-34-37 0-1 0-1 1-6 7-28 15-55 22-83z"><text:p/></draw:path><draw:path draw:style-name="gr148" draw:text-style-name="P11" svg:width="0.089cm" svg:height="0.197cm" svg:x="7.229cm" svg:y="0.525cm" svg:viewBox="0 0 90 198" svg:d="M83 11c0-5-4-11-12-11-9 0-17 7-17 17 0 5 4 11 12 11s17-9 17-17zM22 161c-2 3-3 7-3 12 0 14 12 25 29 25 29 0 42-41 42-44 0-4-4-4-5-4-3 0-5 1-6 5-6 23-19 35-31 35-6 0-7-4-7-10 0-7 2-12 5-19 2-7 6-16 9-24 3-6 13-34 15-37 1-3 1-6 1-10 0-13-11-24-28-24-29 0-43 40-43 44s5 4 6 4c4 0 4-1 5-5 7-25 20-36 31-36 5 0 7 3 7 11 0 7-1 11-8 30-6 16-13 31-19 47z"><text:p/></draw:path><draw:path draw:style-name="gr149" draw:text-style-name="P11" svg:width="0.209cm" svg:height="0.19cm" svg:x="7.368cm" svg:y="0.471cm" svg:viewBox="0 0 210 191" svg:d="M128 59c3-11 12-49 42-49 3 0 12 0 22 4-12 3-20 14-20 23 0 7 4 16 15 16 10 0 23-9 23-25 0-22-25-28-40-28-24 0-38 23-44 32-10-27-32-32-46-32-43 0-67 54-67 65 0 5 4 5 5 5 4 0 5-2 6-5 14-45 42-55 56-55 8 0 23 3 23 27 0 13-7 42-23 101-7 26-21 43-40 43-3 0-12 0-21-5 11-2 19-10 19-22s-8-15-15-15c-12 0-23 11-23 24 0 19 22 28 40 28 27 0 43-29 44-33 5 16 20 33 46 33 43 0 67-54 67-65 0-4-4-4-5-4-4 0-5 2-6 4-13 46-42 55-55 55-17 0-24-13-24-27 0-9 2-18 7-38 5-19 10-38 14-57z"><text:p/></draw:path><draw:path draw:style-name="gr150" draw:text-style-name="P11" svg:width="0.089cm" svg:height="0.197cm" svg:x="7.61cm" svg:y="0.525cm" svg:viewBox="0 0 90 198" svg:d="M82 11c0-5-4-11-11-11-9 0-17 7-17 17 0 5 4 11 12 11s16-9 16-17zM22 161c-2 3-3 7-3 12 0 14 12 25 28 25 30 0 43-41 43-44 0-4-4-4-5-4-5 0-5 1-6 5-6 23-19 35-31 35-6 0-7-4-7-10 0-7 2-12 5-19 2-7 6-16 9-24 3-6 13-34 15-37 1-3 1-6 1-10 0-13-12-24-28-24-29 0-43 40-43 44s4 3 5 4c5 0 5-1 6-5 7-25 20-36 31-36 5 0 7 3 7 11 0 7-1 11-8 30-6 16-13 31-19 47z"><text:p/></draw:path></draw:g></draw:g></text:p>
        </text:list-item>
        <text:list-item>
          <text:p text:style-name="P7"><draw:g text:anchor-type="as-char" svg:y="-0.314cm" draw:z-index="12" draw:style-name="gr1"><svg:title>TexMaths</svg:title><svg:desc>12§display§E(aX+b) = aE(X)+b§svg§600§FALSE§</svg:desc><draw:g draw:style-name="gr2"><draw:path draw:style-name="gr102" draw:text-style-name="P10" svg:width="4.443cm" svg:height="0.375cm" svg:x="0.007cm" svg:y="0.022cm" svg:viewBox="0 0 4444 376" svg:d="M0 0c1481 0 2963 0 4444 0 0 125 0 251 0 376-1481 0-2963 0-4444 0 0-125 0-251 0-376z"><text:p/></draw:path><draw:path draw:style-name="gr103" draw:text-style-name="P11" svg:width="0.305cm" svg:height="0.285cm" svg:x="0.001cm" svg:y="0.029cm" svg:viewBox="0 0 306 286" svg:d="M283 189c0-3 3-5 3-6-3-3 0-5-6-5-4 0-5 2-5 5-28 61-43 90-115 90-21 0-41 0-62 0-6 0-7 0-9-1-5 0-6 0-6-4 0-1 0-2 2-10 10-38 19-75 29-114 14 0 28 0 42 0 36 0 36 10 36 19 0 4 0 9-4 21-1 2-1 4-1 5 0 2 1 5 6 5 3 0 4-3 6-9 9-34 16-66 24-98 0-3-2-5-5-5s-4 2-6 8c-9 31-16 41-55 41-13 0-26 0-39 0 8-34 16-67 25-101 3-14 3-17 23-17 19 0 39 0 58 0 52 0 65 12 65 47 0 11 0 11-2 23 0 2 0 5 0 7 0 3 1 5 5 5s4-2 6-11c2-24 6-48 8-72 1-12-1-12-11-12-71 0-143 0-213 0-9 0-12 0-12 8 0 5 3 5 10 5 16 0 28 0 28 9 0 1 0 2-1 9-19 74-37 148-57 221-3 17-4 21-38 21-7 0-12 0-12 7 0 6 5 6 12 6 73 0 146 0 220 0 9 0 9-1 12-7 13-30 26-60 39-90z"><text:p/></draw:path><draw:path draw:style-name="gr104" draw:text-style-name="P11" svg:width="0.097cm" svg:height="0.419cm" svg:x="0.362cm" svg:y="0cm" svg:viewBox="0 0 98 420" svg:d="M98 415c0-2 0-2-7-9-53-53-66-132-66-196 0-73 16-146 67-199 6-5 6-5 6-7 0-3-1-4-4-4-4 0-42 29-66 82-22 47-28 93-28 128 0 32 5 83 29 130 25 52 61 80 65 80 3 0 4-2 4-5z"><text:p/></draw:path><draw:path draw:style-name="gr105" draw:text-style-name="P11" svg:width="0.192cm" svg:height="0.189cm" svg:x="0.501cm" svg:y="0.13cm" svg:viewBox="0 0 193 190" svg:d="M140 26c-7-15-19-26-38-26-49 0-102 61-102 123 0 39 24 67 56 67 9 0 30-1 56-31 3 18 18 31 38 31 14 0 24-10 31-23 7-16 12-41 12-42 0-4-3-4-5-4-3 0-4 2-6 8-7 27-14 53-32 53-11 0-12-11-12-20s1-13 5-31c5-18 6-23 9-38 5-21 11-40 16-59 2-12 2-12 2-15 0-7-4-11-12-11-9 0-16 10-18 18zM114 136c-2 7-2 8-8 15-20 23-36 31-48 31-22 0-28-25-28-40 0-22 14-73 24-93 13-25 31-41 48-41 28 0 34 35 34 38 0 2-2 4-2 7-7 28-13 55-20 83z"><text:p/></draw:path><draw:path draw:style-name="gr106" draw:text-style-name="P11" svg:width="0.346cm" svg:height="0.286cm" svg:x="0.72cm" svg:y="0.028cm" svg:viewBox="0 0 347 287" svg:d="M192 115c-12-28-23-56-35-84-1-3-2-5-2-6 0-2 7-9 25-12 4 0 8 0 8-7 0-6-4-6-6-6-18 0-36 1-54 1-9 0-36-1-46-1-3 0-8 0-8 8 0 5 4 5 10 5 25 0 28 5 31 13 17 40 34 79 51 118-30 31-59 64-89 95-3 1-4 3-6 4-21 23-41 30-63 31-4 0-8 0-8 8 1 3 0 5 5 5 13 0 26-2 39-2 16 0 33 2 48 2 3 0 8 0 8-9 0-4-4-3-5-4-5-1-17-1-17-13 0-7 6-13 11-19 14-15 29-30 43-45 13-14 25-28 38-41 15 34 28 66 42 100 2 4 2 4 3 5 0 3-9 11-25 13-4 0-9 0-9 7 0 6 5 6 7 6 11 0 41-2 53-2 11 0 36 2 47 2 2 0 8 0 8-8 0-5-4-5-8-5-28-1-29-2-36-19-17-39-44-104-54-129 29-29 73-79 86-91 12-10 28-21 53-22 6 0 10 0 10-8-1-1 0-5-5-5-13 0-28 1-40 1-15 0-32-1-46-1-4 0-9 0-9 8 0 4 3 5 5 5 4 1 17 1 17 13 0 6-5 12-9 16-22 24-45 48-68 73z"><text:p/></draw:path><draw:path draw:style-name="gr107" draw:text-style-name="P11" svg:width="0.279cm" svg:height="0.279cm" svg:x="1.208cm" svg:y="0.07cm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108" draw:text-style-name="P11" svg:width="0.154cm" svg:height="0.293cm" svg:x="1.626cm" svg:y="0.024cm" svg:viewBox="0 0 155 294" svg:d="M80 4c-1-2 0-4-4-4-10 0-41 2-52 4-4 0-8 1-8 8 0 5 3 5 10 5 20 0 21 3 21 7s-4 18-6 26c-12 46-23 92-35 138-5 21-6 26-6 40 0 41 22 66 53 66 50 0 102-62 102-121 0-38-23-67-57-67-19 0-36 12-49 25 11-43 21-85 31-127zM41 163c2-9 2-10 6-15 21-27 41-34 51-34 15 0 27 13 27 40 0 25-15 72-22 89-14 27-33 43-50 43-15 0-28-12-28-43 0-7 0-16 6-41 4-13 6-27 10-39z"><text:p/></draw:path><draw:path draw:style-name="gr109" draw:text-style-name="P11" svg:width="0.097cm" svg:height="0.419cm" svg:x="1.811cm" svg:y="0cm" svg:viewBox="0 0 98 420" svg:d="M98 210c0-32-4-84-28-131-26-51-62-79-65-79s-5 1-5 4c0 2 0 2 8 10 41 41 65 109 65 196 0 71-15 145-67 199-6 4-6 4-6 6 0 3 2 5 5 5s42-29 66-82c21-47 27-94 27-128z"><text:p/></draw:path><draw:path draw:style-name="gr110" draw:text-style-name="P11" svg:width="0.28cm" svg:height="0.098cm" svg:x="2.092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11" draw:text-style-name="P11" svg:width="0.192cm" svg:height="0.189cm" svg:x="2.529cm" svg:y="0.13cm" svg:viewBox="0 0 193 190" svg:d="M140 26c-7-15-19-26-38-26-49 0-102 61-102 123 0 39 24 67 56 67 9 0 30-1 56-31 3 18 18 31 38 31 14 0 24-10 31-23 7-16 12-41 12-42 0-4-3-4-5-4-3 0-4 2-6 8-7 27-14 53-32 53-11 0-12-11-12-20s1-13 5-31c5-18 6-23 9-38 5-21 11-40 16-59 2-12 2-12 2-15 0-7-4-11-12-11-9 0-16 10-18 18zM113 136c-1 7-1 8-9 15-18 23-34 31-46 31-22 0-28-25-28-40 0-22 14-73 24-93 12-25 31-41 48-41 28 0 34 35 34 38 0 2-2 4-2 7-7 28-14 55-21 83z"><text:p/></draw:path><draw:path draw:style-name="gr112" draw:text-style-name="P11" svg:width="0.305cm" svg:height="0.285cm" svg:x="2.751cm" svg:y="0.029cm" svg:viewBox="0 0 306 286" svg:d="M283 189c0-3 3-5 3-6-3-3 0-5-6-5-4 0-5 2-5 5-28 61-43 90-115 90-21 0-41 0-62 0-6 0-7 0-9-1-5 0-6 0-6-4 0-1 0-2 2-10 10-38 19-75 29-114 14 0 28 0 42 0 36 0 36 10 36 19 0 4 0 9-4 21-1 2-1 4-1 5 0 2 1 5 6 5 3 0 4-3 6-9 9-34 16-66 24-98 0-3-2-5-5-5s-4 2-6 8c-9 31-16 41-55 41-13 0-26 0-39 0 8-34 16-67 25-101 3-14 3-17 23-17 19 0 39 0 58 0 52 0 65 12 65 47 0 11 0 11-2 23 0 2 0 5 0 7 0 3 1 5 5 5s4-2 6-11c2-24 6-48 8-72 1-12-1-12-11-12-71 0-143 0-213 0-9 0-12 0-12 8 0 5 3 5 10 5 16 0 28 0 28 9 0 1 0 2-1 9-19 74-37 148-57 221-3 17-4 21-38 21-7 0-12 0-12 7 0 6 5 6 12 6 73 0 146 0 220 0 9 0 9-1 12-7 13-30 26-60 39-90z"><text:p/></draw:path><draw:path draw:style-name="gr113" draw:text-style-name="P11" svg:width="0.097cm" svg:height="0.419cm" svg:x="3.112cm" svg:y="0cm" svg:viewBox="0 0 98 420" svg:d="M98 415c0-2 0-2-7-9-53-53-66-132-66-196 0-73 16-146 67-199 6-5 6-5 6-7 0-3-1-4-4-4-4 0-42 29-66 82-22 47-28 93-28 128 0 32 5 83 29 130 25 52 61 80 65 80 3 0 4-2 4-5z"><text:p/></draw:path><draw:path draw:style-name="gr114" draw:text-style-name="P11" svg:width="0.346cm" svg:height="0.286cm" svg:x="3.247cm" svg:y="0.028cm" svg:viewBox="0 0 347 287" svg:d="M193 115c-12-28-24-56-36-84-1-3-2-5-2-6 0-2 7-9 25-12 5 0 8 0 8-7 0-6-4-6-6-6-16 0-36 1-52 1-11 0-38-1-48-1-3 0-8 0-8 8 0 5 5 5 10 5 25 0 28 5 31 13 17 40 34 79 51 118-30 31-59 64-89 95-3 1-4 3-6 4-21 23-41 30-61 31-6 0-10 0-10 8 1 3 0 5 5 5 13 0 27-2 39-2 16 0 33 2 48 2 3 0 8 0 8-9 0-4-4-4-5-4-4-1-17-1-17-13 0-7 6-13 11-19 14-15 29-30 43-45 13-14 25-28 38-41 15 34 28 66 42 100 3 4 2 4 3 5 0 3-9 11-24 13-5 0-9 0-9 7 0 6 4 6 6 6 12 0 41-2 53-2 11 0 36 2 47 2 4 0 8 0 8-8 0-5-4-5-7-5-29-1-30-2-37-19-16-39-44-104-54-129 29-29 73-79 86-91 12-10 29-21 55-22 4 0 8 0 8-8-1-1 0-5-5-5-13 0-26 1-40 1-15 0-32-1-46-1-3 0-9 0-9 8 0 4 3 5 5 5 4 1 17 1 17 13 0 6-5 12-7 16-23 24-46 48-69 73z"><text:p/></draw:path><draw:path draw:style-name="gr115" draw:text-style-name="P11" svg:width="0.097cm" svg:height="0.419cm" svg:x="3.642cm" svg:y="0cm" svg:viewBox="0 0 98 420" svg:d="M98 210c0-32-4-84-28-131-26-51-62-79-65-79-4 0-5 1-5 4 0 2 0 2 8 10 41 41 65 109 65 196 0 71-15 145-67 199-6 4-6 4-6 6 0 3 1 5 5 5 3 0 42-29 66-82 21-47 27-94 27-128z"><text:p/></draw:path><draw:path draw:style-name="gr116" draw:text-style-name="P11" svg:width="0.28cm" svg:height="0.279cm" svg:x="3.898cm" svg:y="0.07cm" svg:viewBox="0 0 281 280" svg:d="M149 149c39 0 79 0 119 0 4 0 13 0 13-8 0-9-9-9-13-9-40 0-80 0-119 0 0-39 0-78 0-118 0-6 0-14-9-14-8 0-8 8-8 14 0 40 0 79 0 118-40 0-78 0-118 0-6 0-14 0-14 9 0 8 8 8 14 8 40 0 78 0 118 0 0 39 0 78 0 117 0 6 0 14 8 14 9 0 9-8 9-14 0-39 0-78 0-117z"><text:p/></draw:path><draw:path draw:style-name="gr117" draw:text-style-name="P11" svg:width="0.154cm" svg:height="0.293cm" svg:x="4.317cm" svg:y="0.024cm" svg:viewBox="0 0 155 294" svg:d="M80 4c-1-2 0-4-4-4-10 0-41 2-52 4-4 0-8 1-8 8 0 5 3 5 9 5 21 0 22 3 22 7s-4 18-6 26c-12 46-23 92-35 138-5 21-6 26-6 40 0 41 22 66 53 66 50 0 102-62 102-121 0-38-23-67-57-67-19 0-36 12-49 25 11-43 21-85 31-127zM41 163c2-9 2-10 6-15 21-27 39-34 51-34 15 0 27 13 27 40 0 25-15 72-22 89-14 27-33 43-50 43-15 0-28-12-28-43 0-7 0-16 6-41 4-13 6-27 10-39z"><text:p/></draw:path></draw:g></draw:g></text:p>
        </text:list-item>
      </text:list>
      <text:h text:style-name="Heading_20_3" text:outline-level="3">B – Variance</text:h>
      <text:list xml:id="list596590154" text:style-name="L4">
        <text:list-item>
          <text:p text:style-name="P8"><text:span text:style-name="T4"><draw:g text:anchor-type="as-char" svg:y="-0.651cm" draw:z-index="13" draw:style-name="gr1"><svg:title>TexMaths</svg:title><svg:desc>12§display§V(X) = p_1(x_1-E(X))^2+p_2((x_2-E(X))^2 +… +  p_n((x_n-E(X))^2 = \sum_{i=1}^{n}p_i(x_1-E(X))^2§svg§600§FALSE§</svg:desc><draw:g draw:style-name="gr2"><draw:path draw:style-name="gr34" draw:text-style-name="P10" svg:width="16.879cm" svg:height="1.111cm" svg:x="0.001cm" svg:y="0.022cm" svg:viewBox="0 0 16880 1112" svg:d="M0 0c5627 0 11253 0 16880 0 0 371 0 741 0 1112-5627 0-11253 0-16880 0 0-371 0-741 0-1112z"><text:p/></draw:path><draw:path draw:style-name="gr35" draw:text-style-name="P11" svg:width="0.299cm" svg:height="0.297cm" svg:x="0.003cm" svg:y="0.368cm" svg:viewBox="0 0 300 298" svg:d="M241 48c21-32 39-34 54-35 5 0 4-5 5-7 0-4-2-6-5-6-11 0-24 2-35 2-14 0-28-2-42-2-2 0-8 0-8 8 0 5 5 5 7 5 12 1 19 6 19 15 0 6-3 10-6 15-43 69-86 138-129 207-10-75-19-149-29-224 0-7 10-13 29-13 6 0 11 0 11-8 0-4-4-5-6-5-17 0-35 2-52 2-8 0-17-1-24-1-8 0-16-1-23-1-2 0-7 0-7 8 0 5 4 5 10 5 24 0 24 5 26 15 11 86 22 172 32 260 2 8 4 10 9 10 7 0 8-3 12-8 50-81 102-162 152-242z"><text:p/></draw:path><draw:path draw:style-name="gr36" draw:text-style-name="P11" svg:width="0.096cm" svg:height="0.42cm" svg:x="0.361cm" svg:y="0.34cm" svg:viewBox="0 0 97 421" svg:d="M97 417c0-2 0-2-7-9-52-53-66-133-66-197 0-74 17-147 68-200 5-5 5-5 5-7 0-3-1-4-3-4-5 0-42 29-68 82-21 46-26 93-26 129 0 33 5 83 28 131 25 51 61 79 66 79 2 0 3-1 3-4z"><text:p/></draw:path><draw:path draw:style-name="gr37" draw:text-style-name="P11" svg:width="0.347cm" svg:height="0.287cm" svg:x="0.494cm" svg:y="0.368cm" svg:viewBox="0 0 348 288" svg:d="M193 115c-12-27-23-56-35-84-1-3-1-3-2-5 0-3 7-10 25-13 4 0 9 0 9-7 0-6-6-6-8-6-16 0-34 2-52 2-11 0-36-2-47-2-3 0-9 0-9 8 0 5 5 5 11 5 25 0 28 5 31 15 17 39 33 78 50 117-30 31-59 63-89 95-1 1-4 2-5 5-22 23-41 29-62 30-6 1-10 1-10 8 0 1 0 5 6 5 12 0 26-1 40-1 15 0 32 1 46 1 3 0 9 0 9-8 0-4-5-5-6-5-4 0-17-1-17-12 0-7 7-15 12-19 14-16 29-32 43-46 12-14 25-28 37-42 15 34 29 67 44 101 1 5 1 3 1 6s-7 11-24 12c-5 1-9 1-9 8 0 5 5 5 6 5 12 0 42-1 54-1 10 0 36 1 47 1 3 0 7 0 7-7 0-6-3-6-7-6-29 0-29-1-36-18-17-40-44-105-55-131 29-29 73-79 86-91 14-10 29-21 54-22 6 0 10 0 10-8-2-1 0-5-6-5-12 0-26 2-40 2-15 0-31-2-46-2-3 0-8 0-8 8 0 4 2 5 5 5 4 1 17 1 17 13 0 6-5 12-8 16-23 24-46 49-69 73z"><text:p/></draw:path><draw:path draw:style-name="gr38" draw:text-style-name="P11" svg:width="0.096cm" svg:height="0.42cm" svg:x="0.89cm" svg:y="0.34cm" svg:viewBox="0 0 97 421" svg:d="M97 211c0-33-5-84-27-132-26-51-62-79-66-79-3 0-4 1-4 4 0 2 0 2 7 10 42 41 66 108 66 197 0 72-15 145-68 199-5 5-5 5-5 7 0 3 1 4 4 4 4 0 42-29 67-82 21-46 26-93 26-128z"><text:p/></draw:path><draw:path draw:style-name="gr39" draw:text-style-name="P11" svg:width="0.28cm" svg:height="0.099cm" svg:x="1.17cm" svg:y="0.502cm" svg:viewBox="0 0 281 100" svg:d="M266 17c6 0 15 0 15-9 0-8-9-8-13-8-84 0-170 0-254 0-6 0-14 0-14 8 0 9 8 9 14 9 84 0 168 0 252 0zM268 100c4 0 13 0 13-9 0-8-9-8-15-8-84 0-168 0-252 0-6 0-14 0-14 8 0 9 8 9 14 9 84 0 170 0 254 0z"><text:p/></draw:path><draw:path draw:style-name="gr40" draw:text-style-name="P11" svg:width="0.22cm" svg:height="0.267cm" svg:x="1.578cm" svg:y="0.47cm" svg:viewBox="0 0 221 268" svg:d="M34 238c-4 14-5 18-23 18-6 0-11 0-11 7 0 3 2 5 6 5 12 0 24-2 36-2 13 0 28 2 41 2 2 0 8 0 8-9 0-3-5-3-11-3-20 0-20-4-20-8s17-74 20-84c5 12 17 27 39 27 49 0 102-61 102-124 0-39-24-67-57-67-20 0-40 16-55 31-3-23-21-31-37-31-20 0-28 17-31 24-9 14-13 40-13 41 0 5 3 5 4 5 4 0 5-2 8-10 7-30 15-50 30-50 7 0 13 3 13 19 0 9-1 14-3 21-15 63-31 125-46 188zM107 55c3-12 14-24 23-30 14-13 26-15 33-15 17 0 28 14 28 39s-15 73-22 89c-14 30-35 43-50 43-28 0-34-35-34-37 0-1 0-1 1-6 8-28 14-55 21-83z"><text:p/></draw:path><draw:path draw:style-name="gr41" draw:text-style-name="P11" svg:width="0.107cm" svg:height="0.195cm" svg:x="1.836cm" svg:y="0.524cm" svg:viewBox="0 0 108 196" svg:d="M67 8c0-8-1-8-8-8-19 18-47 18-59 18 0 4 0 7 0 11 7 0 26 0 43-9 0 51 0 101 0 152 0 9 0 13-30 13-3 0-7 0-11 0 0 3 0 7 0 11 5 0 42-2 53-2 9 0 46 2 53 2 0-4 0-8 0-11-4 0-7 0-11 0-30 0-30-4-30-13 0-54 0-110 0-164z"><text:p/></draw:path><draw:path draw:style-name="gr42" draw:text-style-name="P11" svg:width="0.097cm" svg:height="0.42cm" svg:x="2.035cm" svg:y="0.34cm" svg:viewBox="0 0 98 421" svg:d="M98 417c0-2 0-2-7-9-53-53-67-133-67-197 0-74 17-147 68-200 6-5 6-5 6-7 0-3-2-4-4-4-5 0-42 29-68 82-21 46-26 93-26 129 0 33 5 83 28 131 25 51 61 79 66 79 2 0 4-1 4-4z"><text:p/></draw:path><draw:path draw:style-name="gr43" draw:text-style-name="P11" svg:width="0.209cm" svg:height="0.19cm" svg:x="2.169cm" svg:y="0.47cm" svg:viewBox="0 0 210 191" svg:d="M128 59c3-11 12-49 42-49 3 0 12 0 22 4-12 3-20 14-20 23 0 7 4 16 15 16 10 0 23-9 23-25 0-22-25-28-40-28-24 0-38 23-44 32-10-27-32-32-44-32-45 0-69 54-69 65 0 5 4 5 5 5 4 0 5-2 6-5 14-45 42-55 56-55 8 0 23 3 23 27 0 13-7 42-23 101-7 26-21 43-40 43-3 0-12 0-21-5 11-2 19-10 19-22s-8-15-15-15c-12 0-23 11-23 24 0 19 22 28 40 28 27 0 43-29 44-33 5 16 20 33 46 33 43 0 67-54 67-65 0-4-4-4-5-4-4 0-5 2-6 4-13 46-42 55-55 55-17 0-24-13-24-27 0-9 2-18 7-38 5-19 10-38 14-57z"><text:p/></draw:path><draw:path draw:style-name="gr44" draw:text-style-name="P11" svg:width="0.106cm" svg:height="0.195cm" svg:x="2.431cm" svg:y="0.524cm" svg:viewBox="0 0 107 196" svg:d="M66 8c0-8 0-8-8-8-20 18-46 18-58 18 0 4 0 7 0 11 6 0 26 0 42-9 0 51 0 101 0 152 0 9 0 13-29 13-3 0-8 0-12 0 0 3 0 7 0 11 6 0 42-2 53-2 10 0 47 2 53 2 0-4 0-8 0-11-4 0-7 0-11 0-30 0-30-4-30-13 0-54 0-110 0-164z"><text:p/></draw:path><draw:path draw:style-name="gr45" draw:text-style-name="P11" svg:width="0.256cm" svg:height="0.017cm" svg:x="2.717cm" svg:y="0.542cm" svg:viewBox="0 0 257 18" svg:d="M242 18c8 0 15 0 15-8 0-10-7-10-15-10-75 0-152 0-228 0-7 0-14 0-14 10 0 8 7 8 14 8 76 0 153 0 228 0z"><text:p/></draw:path><draw:path draw:style-name="gr46" draw:text-style-name="P11" svg:width="0.305cm" svg:height="0.285cm" svg:x="3.119cm" svg:y="0.37cm" svg:viewBox="0 0 306 286" svg:d="M283 187c0-1 1-3 1-5 0-1 0-4-4-4s-5 2-5 4c-28 63-43 90-115 90-21 0-42 0-63 0-6 0-6 0-8 0-5 0-6-1-6-3 0-3 0-3 2-11 10-38 19-76 29-114 14 0 28 0 42 0 35 0 35 8 35 19 0 3 0 7-3 21-1 2-1 3-1 4 0 3 1 5 5 5s5-2 7-8c9-33 16-66 24-99 0-3-2-4-5-4-4 0-4 2-6 7-9 32-16 42-55 42-13 0-26 0-39 0 8-34 16-69 25-102 3-15 3-17 23-17 19 0 39 0 58 0 52 0 65 13 65 47 0 11 0 12-2 23 0 2 0 4 0 7 0 1 1 6 5 6s4-4 6-11c2-24 6-49 8-73 1-11-1-11-11-11-71 0-143 0-213 0-9 0-12 0-12 8 0 4 3 4 10 4 16 0 28 0 28 8 0 2 0 3-2 10-18 74-38 149-56 223-3 17-4 19-38 19-7 0-12 0-12 9 0 5 4 5 12 5 73 0 145 0 218 0 11 0 11 0 14-8 13-31 26-61 39-91z"><text:p/></draw:path><draw:path draw:style-name="gr47" draw:text-style-name="P11" svg:width="0.097cm" svg:height="0.42cm" svg:x="3.48cm" svg:y="0.34cm" svg:viewBox="0 0 98 421" svg:d="M98 417c0-2 0-2-7-9-53-53-66-133-66-197 0-74 16-147 67-200 6-5 6-5 6-7 0-3-2-4-4-4-4 0-42 29-68 82-20 46-26 93-26 129 0 33 5 83 29 131 25 51 61 79 65 79 2 0 4-1 4-4z"><text:p/></draw:path><draw:path draw:style-name="gr48" draw:text-style-name="P11" svg:width="0.346cm" svg:height="0.287cm" svg:x="3.614cm" svg:y="0.368cm" svg:viewBox="0 0 347 288" svg:d="M193 115c-12-27-24-56-36-84-1-3-1-3-2-5 0-3 7-10 25-13 5 0 8 0 8-7 0-6-4-6-6-6-18 0-36 2-52 2-11 0-38-2-48-2-3 0-8 0-8 8 0 5 4 5 10 5 25 0 28 5 31 15 17 39 34 78 51 117-30 31-59 63-89 95-3 1-4 2-6 5-21 23-41 29-63 30-4 1-8 1-8 8 0 1 0 5 5 5 13 0 26-1 39-1 16 0 33 1 48 1 3 0 8 0 8-8 0-4-4-4-5-5-4 0-17-1-17-12 0-7 6-15 11-19 14-16 29-32 43-46 13-14 25-28 38-42 15 34 28 67 42 101 3 5 2 3 3 6 0 3-9 11-24 12-5 1-9 1-9 8 0 5 4 5 6 5 12 0 41-1 53-1 11 0 36 1 47 1 4 0 8 0 8-7 0-6-4-6-8-6-28 0-29-1-36-18-16-40-44-105-54-131 29-29 73-79 86-91 12-10 28-21 54-22 5 0 9 0 9-8-1-1 0-5-5-5-13 0-26 2-40 2-15 0-32-2-46-2-3 0-9 0-9 8 0 4 3 5 5 5 4 1 17 1 17 13 0 6-5 12-7 16-23 24-46 49-69 73z"><text:p/></draw:path><draw:path draw:style-name="gr49" draw:text-style-name="P11" svg:width="0.097cm" svg:height="0.42cm" svg:x="4.009cm" svg:y="0.34cm" svg:viewBox="0 0 98 421" svg:d="M98 211c0-33-4-84-28-132-26-51-62-79-66-79-3 0-4 1-4 4 0 2 0 2 8 10 41 41 65 108 65 197 0 72-15 145-67 199-6 5-6 5-6 7 0 3 1 4 4 4 4 0 43-29 67-82 21-46 27-93 27-128z"><text:p/></draw:path><draw:path draw:style-name="gr50" draw:text-style-name="P11" svg:width="0.096cm" svg:height="0.42cm" svg:x="4.173cm" svg:y="0.34cm" svg:viewBox="0 0 97 421" svg:d="M97 211c0-33-5-84-27-132-26-51-62-79-66-79-3 0-4 1-4 4 0 2 0 2 7 10 42 41 66 108 66 197 0 72-15 145-68 199-5 5-5 5-5 7 0 3 1 4 4 4 4 0 42-29 67-82 21-46 26-93 26-128z"><text:p/></draw:path><draw:path draw:style-name="gr51" draw:text-style-name="P11" svg:width="0.13cm" svg:height="0.195cm" svg:x="4.332cm" svg:y="0.287cm" svg:viewBox="0 0 131 196" svg:d="M131 143c-4 0-7 0-11 0-1 6-4 23-7 26-3 1-25 1-30 1-18 0-36 0-54 0 31-26 42-34 59-49 22-17 43-36 43-63 0-36-33-58-70-58s-61 25-61 53c0 15 12 17 16 17 7 0 15-5 15-16 0-6-2-16-18-16 10-21 30-27 43-27 30 0 46 23 46 47 0 25-19 45-28 56-24 24-48 47-72 71-2 2-2 2-2 11 41 0 80 0 121 0 4-18 6-35 10-53z"><text:p/></draw:path><draw:path draw:style-name="gr52" draw:text-style-name="P11" svg:width="0.279cm" svg:height="0.279cm" svg:x="4.62cm" svg:y="0.412cm" svg:viewBox="0 0 280 280" svg:d="M149 149c39 0 78 0 117 0 6 0 14 0 14-9s-8-9-14-9c-39 0-78 0-117 0 0-40 0-78 0-118 0-6 0-13-9-13-8 0-8 7-8 13 0 40 0 78 0 118-40 0-79 0-119 0-6 0-13 0-13 9s7 9 13 9c40 0 79 0 119 0 0 39 0 78 0 117 0 6 0 14 8 14 9 0 9-8 9-14 0-39 0-78 0-117z"><text:p/></draw:path><draw:path draw:style-name="gr53" draw:text-style-name="P11" svg:width="0.22cm" svg:height="0.267cm" svg:x="5.004cm" svg:y="0.47cm" svg:viewBox="0 0 221 268" svg:d="M32 238c-3 14-3 18-22 18-5 0-10 0-10 7 0 3 2 5 6 5 11 0 23-2 35-2 14 0 29 2 42 2 2 0 7 0 7-9 0-3-4-3-10-3-21 0-21-4-21-8s18-74 21-84c5 12 17 27 39 27 49 0 102-61 102-124 0-39-24-67-57-67-21 0-42 16-55 31-5-23-23-31-38-31-19 0-28 17-31 24-8 14-14 40-14 41 0 5 5 5 6 5 4 0 4-2 8-10 7-30 15-50 30-50 7 0 13 3 13 19 0 9-1 14-3 21-15 63-32 125-48 188zM107 55c3-12 14-24 21-30 16-13 28-15 35-15 17 0 27 14 27 39s-14 73-22 89c-14 30-34 43-49 43-29 0-34-35-34-37 0-1 0-1 1-6 8-28 14-55 21-83z"><text:p/></draw:path><draw:path draw:style-name="gr54" draw:text-style-name="P11" svg:width="0.129cm" svg:height="0.195cm" svg:x="5.249cm" svg:y="0.524cm" svg:viewBox="0 0 130 196" svg:d="M130 142c-4 0-6 0-10 0-1 7-4 24-7 27-3 1-25 1-30 1-18 0-36 0-54 0 31-27 42-36 59-49 22-18 42-36 42-63 0-36-32-58-69-58s-61 25-61 53c0 14 12 17 16 17 7 0 15-6 15-17 0-5-2-16-18-16 10-20 30-26 43-26 30 0 46 23 46 47 0 25-19 45-28 56-24 23-48 47-72 70-2 3-2 3-2 12 41 0 80 0 121 0 3-18 6-36 9-54z"><text:p/></draw:path><draw:path draw:style-name="gr55" draw:text-style-name="P11" svg:width="0.096cm" svg:height="0.42cm" svg:x="5.461cm" svg:y="0.34cm" svg:viewBox="0 0 97 421" svg:d="M97 417c0-2 0-2-7-9-53-53-66-133-66-197 0-74 16-147 68-200 5-5 5-5 5-7 0-3-1-4-3-4-5 0-42 29-68 82-21 46-26 93-26 129 0 33 5 83 28 131 25 51 61 79 66 79 2 0 3-1 3-4z"><text:p/></draw:path><draw:path draw:style-name="gr56" draw:text-style-name="P11" svg:width="0.097cm" svg:height="0.42cm" svg:x="5.624cm" svg:y="0.34cm" svg:viewBox="0 0 98 421" svg:d="M98 417c0-2 0-2-7-9-53-53-66-133-66-197 0-74 16-147 67-200 6-5 6-5 6-7 0-3-1-4-4-4-4 0-42 29-66 82-22 46-28 93-28 129 0 33 5 83 29 131 25 51 61 79 65 79 3 0 4-1 4-4z"><text:p/></draw:path><draw:path draw:style-name="gr57" draw:text-style-name="P11" svg:width="0.209cm" svg:height="0.19cm" svg:x="5.759cm" svg:y="0.47cm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0 28 28 0 43-29 44-33 6 16 20 33 46 33 44 0 68-54 68-65 0-4-5-4-6-4-4 0-5 2-5 4-14 46-43 55-56 55-17 0-23-13-23-27 0-9 2-18 7-38 5-19 10-38 15-57z"><text:p/></draw:path><draw:path draw:style-name="gr58" draw:text-style-name="P11" svg:width="0.129cm" svg:height="0.195cm" svg:x="6.007cm" svg:y="0.524cm" svg:viewBox="0 0 130 196" svg:d="M130 142c-4 0-6 0-10 0-1 7-4 24-7 27-3 1-25 1-30 1-18 0-36 0-54 0 31-27 41-36 59-49 21-18 42-36 42-63 0-36-32-58-69-58s-61 25-61 53c0 14 12 17 16 17 7 0 15-6 15-17 0-5-2-16-18-16 10-20 30-26 43-26 30 0 45 23 45 47 0 25-18 45-28 56-24 23-47 47-71 70-2 3-2 3-2 12 41 0 80 0 121 0 3-18 6-36 9-54z"><text:p/></draw:path><draw:path draw:style-name="gr59" draw:text-style-name="P11" svg:width="0.257cm" svg:height="0.017cm" svg:x="6.306cm" svg:y="0.542cm" svg:viewBox="0 0 258 18" svg:d="M242 18c8 0 16 0 16-8 0-10-8-10-16-10-75 0-152 0-228 0-7 0-14 0-14 10 0 8 7 8 14 8 76 0 153 0 228 0z"><text:p/></draw:path><draw:path draw:style-name="gr60" draw:text-style-name="P11" svg:width="0.304cm" svg:height="0.285cm" svg:x="6.709cm" svg:y="0.37cm" svg:viewBox="0 0 305 286" svg:d="M282 187c1-1 1-3 2-5 0-1 0-4-4-4-5 0-5 2-6 4-28 63-44 90-116 90-20 0-40 0-61 0-6 0-7 0-9 0-4 0-5-1-5-3 0-3 0-3 1-11 10-38 19-76 29-114 14 0 27 0 42 0 36 0 36 8 36 19 0 3 0 7-4 21 0 2-1 3-1 4 0 3 2 5 6 5s5-2 6-8c8-33 16-66 24-99 0-3-2-4-5-4s-5 2-6 7c-8 32-17 42-55 42-13 0-26 0-40 0 9-34 17-69 26-102 3-15 4-17 22-17 21 0 40 0 60 0 51 0 64 13 64 47 0 11 0 12-1 23 0 2-1 4-1 7 0 1 1 6 4 6 5 0 6-4 6-11 3-24 6-49 9-73 1-11 0-11-11-11-71 0-143 0-214 0-8 0-12 0-12 8 0 4 4 4 12 4 16 0 28 0 28 8 0 2 0 3-2 10-20 74-38 149-57 223-3 17-5 19-38 19-6 0-11 0-11 9 0 5 4 5 11 5 73 0 146 0 219 0 10 0 10 0 14-8 13-31 25-61 38-91z"><text:p/></draw:path><draw:path draw:style-name="gr61" draw:text-style-name="P11" svg:width="0.096cm" svg:height="0.42cm" svg:x="7.07cm" svg:y="0.34cm" svg:viewBox="0 0 97 421" svg:d="M97 417c0-2 0-2-7-9-53-53-66-133-66-197 0-74 16-147 68-200 5-5 5-5 5-7 0-3-1-4-3-4-5 0-42 29-68 82-21 46-26 93-26 129 0 33 5 83 28 131 25 51 61 79 66 79 2 0 3-1 3-4z"><text:p/></draw:path><draw:path draw:style-name="gr62" draw:text-style-name="P11" svg:width="0.347cm" svg:height="0.287cm" svg:x="7.203cm" svg:y="0.368cm" svg:viewBox="0 0 348 288" svg:d="M193 115c-12-27-23-56-35-84-2-3-1-3-2-5 0-3 7-10 25-13 4 0 9 0 9-7 0-6-6-6-8-6-16 0-34 2-52 2-11 0-38-2-47-2-3 0-9 0-9 8 0 5 5 5 10 5 25 0 29 5 32 15 17 39 33 78 50 117-30 31-59 63-89 95-1 1-4 2-5 5-22 23-41 29-62 30-6 1-10 1-10 8 0 1 0 5 6 5 12 0 26-1 40-1 15 0 31 1 46 1 3 0 8 0 8-8 0-4-4-5-5-5-4 0-17-1-17-12 0-7 6-15 12-19 14-16 28-32 42-46 13-14 25-28 38-42 15 34 29 67 44 101 1 5 1 3 1 6s-7 11-24 12c-5 1-9 1-9 8 0 5 5 5 6 5 12 0 42-1 53-1s37 1 47 1c4 0 8 0 8-7 0-6-3-6-7-6-29 0-29-1-36-18-17-40-45-105-55-131 29-29 73-79 86-91 14-10 29-21 54-22 6 0 10 0 10-8-2-1 0-5-6-5-12 0-26 2-40 2-15 0-31-2-46-2-3 0-9 0-9 8 0 4 3 5 6 5 4 1 17 1 17 13 0 6-5 12-8 16-23 24-46 49-69 73z"><text:p/></draw:path><draw:path draw:style-name="gr63" draw:text-style-name="P11" svg:width="0.097cm" svg:height="0.42cm" svg:x="7.598cm" svg:y="0.34cm" svg:viewBox="0 0 98 421" svg:d="M98 211c0-33-4-84-27-132-25-51-63-79-66-79s-5 1-5 4c0 2 0 2 8 10 41 41 66 108 66 197 0 72-15 145-68 199-6 5-6 5-6 7 0 3 2 4 5 4s42-29 67-82c22-46 26-93 26-128z"><text:p/></draw:path><draw:path draw:style-name="gr64" draw:text-style-name="P11" svg:width="0.097cm" svg:height="0.42cm" svg:x="7.763cm" svg:y="0.34cm" svg:viewBox="0 0 98 421" svg:d="M98 211c0-33-4-84-28-132-26-51-62-79-65-79-4 0-5 1-5 4 0 2 0 2 8 10 41 41 65 108 65 197 0 72-15 145-67 199-6 5-6 5-6 7 0 3 1 4 5 4 3 0 42-29 66-82 21-46 27-93 27-128z"><text:p/></draw:path><draw:path draw:style-name="gr65" draw:text-style-name="P11" svg:width="0.13cm" svg:height="0.195cm" svg:x="7.921cm" svg:y="0.287cm" svg:viewBox="0 0 131 196" svg:d="M131 143c-4 0-6 0-10 0-1 6-5 23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66" draw:text-style-name="P11" svg:width="0.28cm" svg:height="0.279cm" svg:x="8.209cm" svg:y="0.412cm" svg:viewBox="0 0 281 280" svg:d="M149 149c39 0 78 0 117 0 6 0 15 0 15-9s-9-9-15-9c-39 0-78 0-117 0 0-40 0-78 0-118 0-6 0-13-9-13-8 0-8 7-8 13 0 40 0 78 0 118-40 0-78 0-118 0-6 0-14 0-14 9s8 9 14 9c40 0 78 0 118 0 0 39 0 78 0 117 0 6 0 14 8 14 9 0 9-8 9-14 0-39 0-78 0-117z"><text:p/></draw:path><draw:path draw:style-name="gr67" draw:text-style-name="P11" svg:width="0.043cm" svg:height="0.043cm" svg:x="8.642cm" svg:y="0.611cm" svg:viewBox="0 0 44 44" svg:d="M44 23c0-13-9-23-21-23s-23 10-23 23c0 12 11 21 23 21s21-9 21-21z"><text:p/></draw:path><draw:path draw:style-name="gr68" draw:text-style-name="P11" svg:width="0.045cm" svg:height="0.043cm" svg:x="8.829cm" svg:y="0.611cm" svg:viewBox="0 0 46 44" svg:d="M46 23c0-13-11-23-23-23s-23 10-23 23c0 12 11 21 23 21s23-9 23-21z"><text:p/></draw:path><draw:path draw:style-name="gr69" draw:text-style-name="P11" svg:width="0.045cm" svg:height="0.043cm" svg:x="9.017cm" svg:y="0.611cm" svg:viewBox="0 0 46 44" svg:d="M46 23c0-13-11-23-23-23s-23 10-23 23c0 12 11 21 23 21s23-9 23-21z"><text:p/></draw:path><draw:path draw:style-name="gr70" draw:text-style-name="P11" svg:width="0.28cm" svg:height="0.279cm" svg:x="9.285cm" svg:y="0.412cm" svg:viewBox="0 0 281 280" svg:d="M149 149c39 0 78 0 117 0 6 0 15 0 15-9s-9-9-15-9c-39 0-78 0-117 0 0-40 0-78 0-118 0-6 0-13-9-13-8 0-8 7-8 13 0 40 0 78 0 118-40 0-78 0-118 0-6 0-14 0-14 9s8 9 14 9c40 0 78 0 118 0 0 39 0 78 0 117 0 6 0 14 8 14 9 0 9-8 9-14 0-39 0-78 0-117z"><text:p/></draw:path><draw:path draw:style-name="gr71" draw:text-style-name="P11" svg:width="0.219cm" svg:height="0.267cm" svg:x="9.671cm" svg:y="0.47cm" svg:viewBox="0 0 220 268" svg:d="M32 238c-3 14-4 18-22 18-5 0-10 0-10 7 0 3 1 5 5 5 12 0 24-2 36-2 13 0 27 2 42 2 1 0 7 0 7-9 0-3-5-3-11-3-20 0-20-4-20-8s18-74 20-84c6 12 18 27 39 27 49 0 102-61 102-124 0-39-24-67-57-67-20 0-41 16-55 31-4-23-22-31-37-31-19 0-28 17-31 24-9 14-14 40-14 41 0 5 4 5 5 5 5 0 5-2 7-10 8-30 16-50 32-50 7 0 13 3 13 19 0 9-1 14-4 21-15 63-31 125-47 188zM107 55c2-12 14-24 21-30 15-13 27-15 34-15 17 0 28 14 28 39s-15 73-22 89c-14 30-35 43-50 43-28 0-34-35-34-37 0-1 0-1 1-6 7-28 15-55 22-83z"><text:p/></draw:path><draw:path draw:style-name="gr72" draw:text-style-name="P11" svg:width="0.18cm" svg:height="0.131cm" svg:x="9.909cm" svg:y="0.589cm" svg:viewBox="0 0 181 132" svg:d="M23 110c-1 5-4 12-4 14 0 6 6 8 11 8s8-4 11-6c2-2 3-12 6-18 1-6 5-19 6-26 2-8 3-14 5-21 3-12 3-14 13-26 8-12 21-28 44-28 17 0 17 16 17 22 0 17-13 50-17 62-3 9-5 11-5 16 0 15 14 25 28 25 30 0 43-41 43-44 0-4-3-3-5-4-4 0-4 1-6 5-7 23-19 36-31 36-6 0-7-5-7-11 0-7 1-11 6-24 4-10 16-41 16-56 0-29-22-34-38-34-25 0-42 14-50 26-2-20-19-26-31-26-13 0-21 8-24 16-6 10-11 27-11 28 0 4 5 4 6 4 4 0 4 0 6-8 5-18 10-33 22-33 7 0 9 7 9 15 0 6-2 16-5 25-2 8-4 20-6 26-3 12-6 25-9 37z"><text:p/></draw:path><draw:path draw:style-name="gr73" draw:text-style-name="P11" svg:width="0.096cm" svg:height="0.42cm" svg:x="10.167cm" svg:y="0.34cm" svg:viewBox="0 0 97 421" svg:d="M97 417c0-2 0-2-7-9-53-53-66-133-66-197 0-74 17-147 68-200 5-5 5-5 5-7 0-3-1-4-3-4-5 0-42 29-68 82-21 46-26 93-26 129 0 33 5 83 28 131 25 51 61 79 66 79 2 0 3-1 3-4z"><text:p/></draw:path><draw:path draw:style-name="gr74" draw:text-style-name="P11" svg:width="0.096cm" svg:height="0.42cm" svg:x="10.332cm" svg:y="0.34cm" svg:viewBox="0 0 97 421" svg:d="M97 417c0-2 0-2-7-9-53-53-66-133-66-197 0-74 16-147 67-200 6-5 6-5 6-7 0-3-1-4-3-4-5 0-44 29-68 82-21 46-26 93-26 129 0 33 4 83 28 131 25 51 61 79 66 79 2 0 3-1 3-4z"><text:p/></draw:path><draw:path draw:style-name="gr75" draw:text-style-name="P11" svg:width="0.209cm" svg:height="0.19cm" svg:x="10.466cm" svg:y="0.47cm" svg:viewBox="0 0 210 191" svg:d="M128 59c3-11 12-49 42-49 2 0 12 0 21 4-12 3-21 14-21 23 0 7 5 16 17 16 9 0 23-9 23-25 0-22-25-28-40-28-24 0-39 23-44 32-11-27-34-32-46-32-43 0-68 54-68 65 0 5 5 5 6 5 4 0 5-2 5-5 14-45 42-55 56-55 9 0 23 3 23 27 0 13-7 42-23 101-6 26-21 43-39 43-3 0-12 0-22-5 11-2 20-10 20-22s-9-15-15-15c-13 0-23 11-23 24 0 19 20 28 40 28 27 0 42-29 44-33 5 16 19 33 44 33 45 0 69-54 69-65 0-4-4-4-6-4-4 0-4 2-5 4-14 46-43 55-56 55-17 0-23-13-23-27 0-9 2-18 7-38 5-19 10-38 14-57z"><text:p/></draw:path><draw:path draw:style-name="gr76" draw:text-style-name="P11" svg:width="0.179cm" svg:height="0.131cm" svg:x="10.709cm" svg:y="0.589cm" svg:viewBox="0 0 180 132" svg:d="M22 110c-2 5-3 12-3 14 0 6 5 8 10 8 6 0 11-4 12-6s3-12 5-18c1-6 4-19 7-26 1-8 3-14 5-21 2-12 3-14 12-26 8-12 22-28 44-28 17 0 18 16 18 22 0 17-13 50-18 62-4 9-5 11-5 16 0 15 13 25 29 25 29 0 42-41 42-44 0-4-4-4-5-4-3 0-5 1-6 5-6 23-19 36-31 36-6 0-7-5-7-11 0-7 1-11 7-24 4-10 16-41 16-56 0-29-23-34-39-34-24 0-41 14-50 26-1-20-19-26-31-26s-20 8-23 16c-7 10-11 27-11 28 0 4 4 4 5 4 3 0 5 0 6-8 5-18 11-33 21-33 9 0 10 7 10 15 0 6-1 16-4 25-2 8-6 20-7 26-3 12-6 25-9 37z"><text:p/></draw:path><draw:path draw:style-name="gr77" draw:text-style-name="P11" svg:width="0.257cm" svg:height="0.017cm" svg:x="11.053cm" svg:y="0.542cm" svg:viewBox="0 0 258 18" svg:d="M242 18c8 0 16 0 16-8 0-10-8-10-16-10-75 0-152 0-228 0-7 0-14 0-14 10 0 8 7 8 14 8 76 0 153 0 228 0z"><text:p/></draw:path><draw:path draw:style-name="gr78" draw:text-style-name="P11" svg:width="0.305cm" svg:height="0.285cm" svg:x="11.455cm" svg:y="0.37cm" svg:viewBox="0 0 306 286" svg:d="M283 187c1-1 1-3 3-5 0-1 0-4-6-4-4 0-4 2-5 4-28 63-43 90-115 90-21 0-41 0-62 0-6 0-7 0-9 0-5 0-6-1-6-3 0-3 0-3 2-11 10-38 19-76 29-114 14 0 28 0 42 0 36 0 36 8 36 19 0 3 0 7-4 21-1 2-1 3-1 4 0 3 1 5 6 5 3 0 5-2 6-8 9-33 16-66 24-99 0-3-2-4-5-4s-4 2-6 7c-9 32-16 42-55 42-13 0-26 0-39 0 8-34 16-69 25-102 3-15 3-17 23-17 19 0 39 0 58 0 52 0 65 13 65 47 0 11 0 12-2 23 0 2 0 4 0 7 0 1 1 6 5 6s4-4 6-11c2-24 6-49 8-73 1-11-1-11-11-11-71 0-143 0-213 0-9 0-12 0-12 8 0 4 3 4 12 4 15 0 26 0 26 8 0 2 0 3-1 10-19 74-37 149-57 223-3 17-4 19-38 19-7 0-12 0-12 9 0 5 5 5 12 5 73 0 146 0 220 0 9 0 9 0 13-8 13-31 25-61 38-91z"><text:p/></draw:path><draw:path draw:style-name="gr79" draw:text-style-name="P11" svg:width="0.096cm" svg:height="0.42cm" svg:x="11.817cm" svg:y="0.34cm" svg:viewBox="0 0 97 421" svg:d="M97 417c0-2 0-2-7-9-53-53-66-133-66-197 0-74 16-147 67-200 6-5 6-5 6-7 0-3-1-4-3-4-5 0-44 29-68 82-21 46-26 93-26 129 0 33 4 83 28 131 25 51 61 79 66 79 2 0 3-1 3-4z"><text:p/></draw:path><draw:path draw:style-name="gr80" draw:text-style-name="P11" svg:width="0.346cm" svg:height="0.287cm" svg:x="11.951cm" svg:y="0.368cm" svg:viewBox="0 0 347 288" svg:d="M193 115c-12-27-24-56-36-84-1-3-1-3-1-5 0-3 7-10 24-13 5 0 8 0 8-7 0-6-4-6-6-6-16 0-34 2-52 2-11 0-38-2-48-2-3 0-8 0-8 8 0 5 5 5 10 5 25 0 28 5 32 15 17 39 33 78 50 117-30 31-59 63-89 95-3 1-4 2-6 5-21 23-40 29-61 30-6 1-10 1-10 8 0 1 0 5 5 5 13 0 27-1 39-1 16 0 33 1 48 1 3 0 8 0 8-8 0-4-4-5-5-5-4 0-17-1-17-12 0-7 6-15 11-19 14-16 29-32 43-46 13-14 25-28 38-42 15 34 28 67 42 101 3 5 2 3 3 6 0 3-9 11-24 12-5 1-9 1-9 8 0 5 5 5 6 5 12 0 41-1 53-1 11 0 36 1 47 1 4 0 8 0 8-7 0-6-4-6-7-6-29 0-30-1-37-18-16-40-44-105-54-131 29-29 73-79 86-91 12-10 29-21 54-22 5 0 9 0 9-8-1-1 0-5-5-5-13 0-26 2-40 2-15 0-31-2-46-2-3 0-9 0-9 8 0 4 3 5 5 5 5 1 17 1 17 13 0 6-4 12-7 16-23 24-46 49-69 73z"><text:p/></draw:path><draw:path draw:style-name="gr81" draw:text-style-name="P11" svg:width="0.097cm" svg:height="0.42cm" svg:x="12.346cm" svg:y="0.34cm" svg:viewBox="0 0 98 421" svg:d="M98 211c0-33-4-84-28-132-26-51-62-79-65-79s-5 1-5 4c0 2 0 2 8 10 41 41 65 108 65 197 0 72-15 145-67 199-6 5-6 5-6 7 0 3 2 4 5 4s42-29 67-82c20-46 26-93 26-128z"><text:p/></draw:path><draw:path draw:style-name="gr82" draw:text-style-name="P11" svg:width="0.096cm" svg:height="0.42cm" svg:x="12.51cm" svg:y="0.34cm" svg:viewBox="0 0 97 421" svg:d="M97 211c0-33-5-84-27-132-26-51-62-79-66-79-3 0-4 1-4 4 0 2 0 2 7 10 42 41 66 108 66 197 0 72-15 145-68 199-5 5-5 5-5 7 0 3 1 4 4 4 4 0 42-29 67-82 21-46 26-93 26-128z"><text:p/></draw:path><draw:path draw:style-name="gr83" draw:text-style-name="P11" svg:width="0.13cm" svg:height="0.195cm" svg:x="12.668cm" svg:y="0.287cm" svg:viewBox="0 0 131 196" svg:d="M131 143c-4 0-7 0-11 0 0 6-4 23-7 26-3 1-25 1-29 1-18 0-37 0-55 0 31-26 42-34 60-49 21-17 42-36 42-63 0-36-31-58-70-58-36 0-61 25-61 53 0 15 13 17 16 17 7 0 15-5 15-16 0-6-2-16-17-16 9-21 29-27 42-27 30 0 46 23 46 47 0 25-18 45-28 56-24 24-48 47-72 71-2 2-2 2-2 11 41 0 80 0 121 0 4-18 6-35 10-53z"><text:p/></draw:path><draw:path draw:style-name="gr84" draw:text-style-name="P11" svg:width="0.28cm" svg:height="0.099cm" svg:x="12.979cm" svg:y="0.502cm" svg:viewBox="0 0 281 100" svg:d="M266 17c6 0 15 0 15-9 0-8-9-8-13-8-84 0-170 0-254 0-6 0-14 0-14 8 0 9 8 9 14 9 84 0 168 0 252 0zM268 100c4 0 13 0 13-9 0-8-9-8-15-8-84 0-168 0-252 0-6 0-14 0-14 8 0 9 8 9 14 9 84 0 170 0 254 0z"><text:p/></draw:path><draw:path draw:style-name="gr85" draw:text-style-name="P11" svg:width="0.179cm" svg:height="0.132cm" svg:x="13.615cm" svg:y="0cm" svg:viewBox="0 0 180 133" svg:d="M23 112c-1 3-4 10-4 12 0 6 6 9 11 9s10-5 11-7c1-4 3-12 6-18 1-5 3-19 6-26 1-6 3-14 5-20 3-12 3-14 12-27 8-11 22-27 44-27 18 0 18 15 18 21 0 18-13 50-18 62-2 9-4 12-4 17 0 16 14 25 28 25 30 0 42-41 42-45s-2-3-4-4c-4 0-4 2-6 5-7 24-19 36-31 36-6 0-7-4-7-11 0-6 1-10 6-24 4-8 16-40 16-56 0-29-23-34-39-34-24 0-41 16-49 26-2-20-19-26-32-26-12 0-20 10-23 16-6 10-11 27-11 30s4 2 5 3c5 0 5-1 7-9 4-17 10-32 22-32 7 0 9 6 9 15 0 6-2 15-5 24-2 7-4 20-6 26-3 13-6 25-9 39z"><text:p/></draw:path><draw:path draw:style-name="gr86" draw:text-style-name="P11" svg:width="0.561cm" svg:height="0.587cm" svg:x="13.424cm" svg:y="0.257cm" svg:viewBox="0 0 562 588" svg:d="M511 588c17-45 34-89 51-133-4 0-8 0-11 0-16 43-61 72-109 85-9 2-51 13-131 13-85 0-169 0-255 0 72-84 143-168 215-252 3-3 4-5 4-7-1-2 0-1-4-6-65-90-131-179-195-268 76 0 153 0 230 0 56 0 95 5 98 6 23 4 60 11 94 33 10 6 38 25 53 59 3 0 7 0 11 0-17-40-34-78-51-118-167 0-332 0-499 0-10 0-10 0-11 2s-1 10-1 15c74 102 149 203 223 305-73 85-145 170-218 255-4 4-3 4-4 6 0 5 4 5 11 5 167 0 332 0 499 0z"><text:p/></draw:path><draw:path draw:style-name="gr87" draw:text-style-name="P11" svg:width="0.089cm" svg:height="0.197cm" svg:x="13.446cm" svg:y="0.957cm" svg:viewBox="0 0 90 198" svg:d="M83 11c0-5-4-11-12-11-9 0-17 7-17 16 0 4 4 10 12 10s17-7 17-15zM22 161c-2 3-3 7-3 12 0 14 12 25 29 25 29 0 42-41 42-46 0-3-4-3-5-3-3 0-5 2-6 5-6 24-19 36-31 36-6 0-7-4-7-10 0-7 2-13 5-19 3-9 6-16 9-24 3-7 13-34 15-37 1-4 1-6 1-10 0-14-11-25-28-25-29 0-43 41-43 45s5 4 6 4c4 0 4-1 5-5 7-25 20-36 31-36 5 0 8 3 8 11 0 6-2 11-9 29-6 15-13 32-19 48z"><text:p/></draw:path><draw:path draw:style-name="gr88" draw:text-style-name="P11" svg:width="0.216cm" svg:height="0.078cm" svg:x="13.573cm" svg:y="1.039cm" svg:viewBox="0 0 217 79" svg:d="M205 14c5 0 12 0 12-7s-7-7-12-7c-65 0-129 0-194 0-5 0-11 0-11 7s6 7 11 7c65 0 129 0 194 0zM205 79c5 0 12 0 12-7s-7-7-12-7c-65 0-129 0-194 0-5 0-11 0-11 7s6 7 11 7c65 0 129 0 194 0z"><text:p/></draw:path><draw:path draw:style-name="gr89" draw:text-style-name="P11" svg:width="0.106cm" svg:height="0.196cm" svg:x="13.843cm" svg:y="0.956cm" svg:viewBox="0 0 107 197" svg:d="M66 8c0-7 0-8-8-8-20 19-46 19-58 19 0 4 0 7 0 11 7 0 26 0 43-8 0 50 0 99 0 150 0 9 0 14-30 14-3 0-7 0-11 0 0 4 0 7 0 11 5-1 41-1 52-1 10 0 47 0 53 1 0-4 0-7 0-11-4 0-7 0-11 0-30 0-30-5-30-14 0-54 0-110 0-164z"><text:p/></draw:path><draw:path draw:style-name="gr90" draw:text-style-name="P11" svg:width="0.219cm" svg:height="0.267cm" svg:x="14.068cm" svg:y="0.47cm" svg:viewBox="0 0 220 268" svg:d="M32 238c-3 14-4 18-22 18-6 0-10 0-10 7 0 3 1 5 5 5 12 0 24-2 36-2 13 0 27 2 41 2 2 0 8 0 8-9 0-3-5-3-11-3-20 0-20-4-20-8s18-74 20-84c6 12 17 27 39 27 49 0 102-61 102-124 0-39-24-67-57-67-20 0-41 16-55 31-4-23-22-31-37-31-21 0-28 17-31 24-9 14-14 40-14 41 0 5 4 5 5 5 4 0 5-2 7-10 8-30 16-50 32-50 7 0 12 3 12 19 0 9-2 14-3 21-15 63-31 125-47 188zM107 55c2-12 13-24 21-30 15-13 27-15 34-15 17 0 28 14 28 39s-15 73-22 89c-14 30-35 43-50 43-28 0-34-35-34-37 0-1 0-1 1-6 7-28 15-55 22-83z"><text:p/></draw:path><draw:path draw:style-name="gr91" draw:text-style-name="P11" svg:width="0.089cm" svg:height="0.197cm" svg:x="14.306cm" svg:y="0.524cm" svg:viewBox="0 0 90 198" svg:d="M82 11c0-5-4-11-11-11-9 0-17 7-17 17 0 5 4 11 12 11s16-9 16-17zM22 161c-2 3-3 7-3 13 0 13 12 24 28 24 30 0 43-41 43-44 0-4-4-4-5-4-5 0-5 1-6 5-6 23-19 36-31 36-6 0-7-5-7-11 0-7 2-12 5-19 2-7 6-16 9-23s13-35 15-38c1-3 1-6 1-10 0-13-12-24-28-24-29 0-43 40-43 44s4 3 5 4c5 0 5-1 6-5 7-25 20-36 31-36 5 0 7 3 7 11 0 7-1 11-8 30-6 16-13 31-19 47z"><text:p/></draw:path><draw:path draw:style-name="gr92" draw:text-style-name="P11" svg:width="0.097cm" svg:height="0.42cm" svg:x="14.474cm" svg:y="0.34cm" svg:viewBox="0 0 98 421" svg:d="M98 417c0-2 0-2-7-9-53-53-66-133-66-197 0-74 16-147 67-200 6-5 6-5 6-7 0-3-1-4-4-4-4 0-42 29-66 82-22 46-28 93-28 129 0 33 5 83 29 131 25 51 61 79 65 79 3 0 4-1 4-4z"><text:p/></draw:path><draw:path draw:style-name="gr93" draw:text-style-name="P11" svg:width="0.209cm" svg:height="0.19cm" svg:x="14.61cm" svg:y="0.47cm" svg:viewBox="0 0 210 191" svg:d="M128 59c3-11 12-49 42-49 2 0 12 0 21 4-12 3-21 14-21 23 0 7 5 16 17 16 9 0 23-9 23-25 0-22-25-28-40-28-25 0-39 23-44 32-11-27-34-32-46-32-44 0-68 54-68 65 0 5 5 5 6 5 2 0 5-2 5-5 14-45 42-55 56-55 9 0 23 3 23 27 0 13-7 42-23 101-6 26-21 43-39 43-3 0-12 0-22-5 11-2 20-10 20-22s-9-15-15-15c-13 0-23 11-23 24 0 19 20 28 40 28 27 0 42-29 43-33 6 16 20 33 45 33 45 0 69-54 69-65 0-4-5-4-6-4-4 0-4 2-5 4-14 46-43 55-56 55-17 0-23-13-23-27 0-9 2-18 7-38 5-19 10-38 14-57z"><text:p/></draw:path><draw:path draw:style-name="gr94" draw:text-style-name="P11" svg:width="0.107cm" svg:height="0.195cm" svg:x="14.87cm" svg:y="0.524cm" svg:viewBox="0 0 108 196" svg:d="M67 8c0-8-1-8-9-8-20 18-46 18-58 18 0 4 0 7 0 11 7 0 26 0 43-9 0 51 0 101 0 152 0 9 0 13-30 13-3 0-7 0-11 0 0 3 0 7 0 11 5 0 41-2 53-2 9 0 46 2 53 2 0-4 0-8 0-11-4 0-8 0-12 0-29 0-29-4-29-13 0-54 0-110 0-164z"><text:p/></draw:path><draw:path draw:style-name="gr95" draw:text-style-name="P11" svg:width="0.257cm" svg:height="0.017cm" svg:x="15.156cm" svg:y="0.542cm" svg:viewBox="0 0 258 18" svg:d="M244 18c7 0 14 0 14-8 0-10-7-10-14-10-77 0-153 0-230 0-7 0-14 0-14 10 0 8 7 8 14 8 77 0 153 0 230 0z"><text:p/></draw:path><draw:path draw:style-name="gr96" draw:text-style-name="P11" svg:width="0.305cm" svg:height="0.285cm" svg:x="15.559cm" svg:y="0.37cm" svg:viewBox="0 0 306 286" svg:d="M282 187c1-1 1-3 2-5 0-1 0-4-4-4s-5 2-6 4c-28 63-44 90-116 90-20 0-40 0-61 0-6 0-7 0-9 0-4 0-5-1-5-3 0-3 0-3 1-11 10-38 19-76 29-114 14 0 27 0 42 0 36 0 36 8 36 19 0 3 0 7-4 21 0 2-1 3-1 4 0 3 2 5 6 5s5-2 6-8c8-33 16-66 24-99 0-3-1-4-5-4-3 0-5 2-6 7-8 32-17 42-55 42-13 0-26 0-40 0 9-34 17-69 26-102 3-15 4-17 22-17 21 0 40 0 60 0 52 0 64 13 64 47 0 11 0 12-1 23 0 2-1 4-1 7 0 1 1 6 6 6 3 0 4-4 4-11 4-24 6-49 10-73 1-11-1-11-12-11-71 0-142 0-212 0-9 0-14 0-14 8 0 4 4 4 12 4 16 0 28 0 28 8 0 2 0 3-2 10-18 74-38 149-56 223-4 17-6 19-38 19-7 0-12 0-12 9 0 5 4 5 12 5 73 0 145 0 218 0 10 0 10 0 14-8 13-31 25-61 38-91z"><text:p/></draw:path><draw:path draw:style-name="gr97" draw:text-style-name="P11" svg:width="0.096cm" svg:height="0.42cm" svg:x="15.92cm" svg:y="0.34cm" svg:viewBox="0 0 97 421" svg:d="M97 417c0-2 0-2-7-9-53-53-66-133-66-197 0-74 17-147 68-200 5-5 5-5 5-7 0-3-1-4-3-4-5 0-42 29-68 82-21 46-26 93-26 129 0 33 5 83 28 131 25 51 61 79 66 79 2 0 3-1 3-4z"><text:p/></draw:path><draw:path draw:style-name="gr98" draw:text-style-name="P11" svg:width="0.347cm" svg:height="0.287cm" svg:x="16.054cm" svg:y="0.368cm" svg:viewBox="0 0 348 288" svg:d="M193 115c-12-27-23-56-35-84-1-3-1-3-2-5 0-3 7-10 25-13 4 0 9 0 9-7 0-6-6-6-8-6-16 0-34 2-52 2-11 0-36-2-47-2-3 0-9 0-9 8 0 5 5 5 10 5 26 0 29 5 32 15 17 39 33 78 50 117-30 31-59 63-89 95-1 1-4 2-5 5-22 23-41 29-62 30-6 1-10 1-10 8 0 1 0 5 6 5 12 0 26-1 40-1 15 0 32 1 46 1 3 0 8 0 8-8 0-4-4-5-5-5-4 0-17-1-17-12 0-7 6-15 12-19 14-16 29-32 43-46 12-14 25-28 37-42 15 34 29 67 44 101 1 5 1 3 1 6s-7 11-24 12c-5 1-9 1-9 8 0 5 5 5 6 5 12 0 42-1 54-1 10 0 36 1 47 1 3 0 7 0 7-7 0-6-3-6-7-6-29 0-29-1-36-18-17-40-45-105-55-131 29-29 73-79 86-91 14-10 29-21 54-22 6 0 10 0 10-8-2-1 0-5-6-5-12 0-26 2-40 2-15 0-31-2-46-2-3 0-9 0-9 8 0 4 3 5 6 5 4 1 17 1 17 13 0 6-5 12-8 16-23 24-46 49-69 73z"><text:p/></draw:path><draw:path draw:style-name="gr99" draw:text-style-name="P11" svg:width="0.097cm" svg:height="0.42cm" svg:x="16.448cm" svg:y="0.34cm" svg:viewBox="0 0 98 421" svg:d="M98 211c0-33-4-84-27-132-25-51-63-79-66-79s-5 1-5 4c0 2 0 2 8 10 42 41 66 108 66 197 0 72-15 145-68 199-6 5-6 5-6 7 0 3 2 4 5 4s42-29 67-82c22-46 26-93 26-128z"><text:p/></draw:path><draw:path draw:style-name="gr100" draw:text-style-name="P11" svg:width="0.097cm" svg:height="0.42cm" svg:x="16.613cm" svg:y="0.34cm" svg:viewBox="0 0 98 421" svg:d="M98 211c0-33-4-84-28-132-26-51-62-79-65-79s-5 1-5 4c0 2 0 2 8 10 41 41 65 108 65 197 0 72-15 145-67 199-6 5-6 5-6 7 0 3 2 4 5 4s42-29 67-82c20-46 26-93 26-128z"><text:p/></draw:path><draw:path draw:style-name="gr101" draw:text-style-name="P11" svg:width="0.13cm" svg:height="0.195cm" svg:x="16.771cm" svg:y="0.287cm" svg:viewBox="0 0 131 196" svg:d="M131 143c-4 0-6 0-10 0-1 6-5 23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/draw:g></draw:g></text:span></text:p>
        </text:list-item>
        <text:list-item>
          <text:p text:style-name="P8"><text:span text:style-name="T2"><draw:g text:anchor-type="as-char" svg:y="-0.369cm" draw:z-index="14" draw:style-name="gr1"><svg:title>TexMaths</svg:title><svg:desc>12§display§V(aX+b) = a^2V(X)§svg§600§FALSE§</svg:desc><draw:g draw:style-name="gr2"><draw:path draw:style-name="gr19" draw:text-style-name="P10" svg:width="3.906cm" svg:height="0.43cm" svg:x="0.001cm" svg:y="0.023cm" svg:viewBox="0 0 3907 431" svg:d="M1955 431c-652 0-1303 0-1955 0 0-144 0-287 0-431 1302 0 2605 0 3907 0 0 144 0 287 0 431-650 0-1302 0-1952 0z"><text:p/></draw:path><draw:path draw:style-name="gr20" draw:text-style-name="P11" svg:width="0.299cm" svg:height="0.294cm" svg:x="0.003cm" svg:y="0.084cm" svg:viewBox="0 0 300 295" svg:d="M241 47c21-33 39-34 54-35 5 0 4-5 5-7 0-4-1-5-5-5-11 0-23 1-35 1-14 0-28-1-42-1-2 0-7 0-7 7 0 5 4 5 6 5 12 1 19 6 19 14 0 6-3 11-6 16-43 68-86 137-129 205-10-74-19-149-29-222 0-7 10-13 30-13 5 0 10 0 10-8 0-4-3-4-6-4-17 0-35 1-52 1-7 0-16-1-23-1-8 0-15 0-23 0-3 0-8 0-8 7 0 5 4 5 11 5 23 0 24 5 25 14 11 87 23 173 34 260 1 8 2 9 8 9s8-2 11-8c50-79 102-160 152-240z"><text:p/></draw:path><draw:path draw:style-name="gr21" draw:text-style-name="P11" svg:width="0.097cm" svg:height="0.419cm" svg:x="0.361cm" svg:y="0.055cm" svg:viewBox="0 0 98 420" svg:d="M98 416c0-2 0-2-7-9-53-54-67-133-67-197 0-73 17-146 68-199 6-5 6-5 6-6 0-4-2-5-4-5-4 0-42 29-68 82-21 46-26 93-26 128 0 34 5 83 28 131 25 52 62 79 66 79 2 0 4-1 4-4z"><text:p/></draw:path><draw:path draw:style-name="gr22" draw:text-style-name="P11" svg:width="0.192cm" svg:height="0.19cm" svg:x="0.5cm" svg:y="0.184cm" svg:viewBox="0 0 193 191" svg:d="M140 26c-7-14-20-26-38-26-49 0-102 62-102 124 0 39 23 67 56 67 9 0 29-1 54-31 4 17 18 31 39 31 15 0 25-10 31-23 7-15 13-41 13-42 0-5-3-5-5-5-4 0-4 3-6 9-7 27-15 51-32 51-11 0-13-10-13-19s1-12 6-31c5-18 6-22 9-37 5-21 10-40 15-60 3-11 3-12 3-14 0-7-4-12-12-12-10 0-16 10-18 18zM113 136c-3 8-3 8-9 15-18 24-36 30-48 30-20 0-26-22-26-39 0-21 13-72 23-93 13-24 32-39 49-39 28 0 34 34 34 37 0 2-2 5-2 7-7 28-14 54-21 82z"><text:p/></draw:path><draw:path draw:style-name="gr23" draw:text-style-name="P11" svg:width="0.347cm" svg:height="0.285cm" svg:x="0.717cm" svg:y="0.084cm" svg:viewBox="0 0 348 286" svg:d="M193 114c-12-29-23-56-35-84-2-4-1-4-2-5 0-3 7-11 24-13 5 0 10 0 10-7 0-5-6-5-8-5-16 0-34 1-52 1-11 0-38-1-47-1-3 0-9 0-9 8 0 4 5 4 10 4 25 0 29 5 32 14 17 39 33 77 50 117-30 31-59 64-89 96-3 1-4 2-6 5-21 21-40 27-61 29-6 1-10 1-10 8 0 1 0 5 6 5 12 0 26-1 40-1 15 0 31 1 46 1 3 0 8 0 8-9 0-3-4-4-5-4-4 0-17-2-17-14 0-6 6-12 12-16 14-16 28-32 42-46 13-14 25-29 38-42 15 34 29 67 44 100 1 4 1 4 1 6 0 3-7 10-24 12-5 1-9 1-9 8 0 5 5 5 6 5 12 0 42-1 53-1s37 1 47 1c4 0 8 0 8-9 0-4-3-4-7-4-29 0-29-2-36-18-17-39-45-105-55-130 29-29 73-79 86-91 12-10 29-21 54-22 5 0 10 0 10-8-2-2 0-4-6-4-12 0-26 1-40 1-15 0-31-1-46-1-3 0-9 0-9 8 0 3 3 4 6 4 4 1 17 1 17 13 0 6-5 12-8 16-23 24-46 48-69 73z"><text:p/></draw:path><draw:path draw:style-name="gr24" draw:text-style-name="P11" svg:width="0.28cm" svg:height="0.278cm" svg:x="1.206cm" svg:y="0.125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25" draw:text-style-name="P11" svg:width="0.154cm" svg:height="0.294cm" svg:x="1.623cm" svg:y="0.078cm" svg:viewBox="0 0 155 295" svg:d="M82 5c0-1 0-5-6-5-10 0-41 2-52 4-4 1-7 1-7 8 0 5 3 5 9 5 21 0 22 3 22 7s-5 18-6 26c-12 46-23 92-35 137-5 22-7 29-7 44 0 38 23 64 54 64 49 0 101-61 101-122 0-39-22-67-55-67-20 0-38 12-50 25 11-42 21-84 32-126zM42 163c2-9 2-9 6-14 20-28 40-34 50-34 16 0 27 12 27 40 0 24-13 73-22 89-13 27-32 42-49 42-14 0-29-11-29-41 0-8 0-17 7-43 4-13 6-27 10-39z"><text:p/></draw:path><draw:path draw:style-name="gr26" draw:text-style-name="P11" svg:width="0.096cm" svg:height="0.419cm" svg:x="1.809cm" svg:y="0.055cm" svg:viewBox="0 0 97 420" svg:d="M97 210c0-32-5-83-27-131-26-51-62-79-66-79-3 0-4 1-4 5 0 1 0 1 7 9 42 41 66 108 66 196 0 71-15 145-68 198-5 6-5 6-5 8s1 4 4 4c4 0 42-29 67-83 21-45 26-91 26-127z"><text:p/></draw:path><draw:path draw:style-name="gr27" draw:text-style-name="P11" svg:width="0.28cm" svg:height="0.097cm" svg:x="2.087cm" svg:y="0.215cm" svg:viewBox="0 0 281 98" svg:d="M266 17c6 0 15 0 15-9 0-8-9-8-15-8-84 0-168 0-252 0-6 0-14 0-14 8 0 9 8 9 14 9 84 0 168 0 252 0zM266 98c6 0 15 0 15-8s-9-8-15-8c-84 0-168 0-252 0-6 0-14 0-14 8s8 8 14 8c84 0 168 0 252 0z"><text:p/></draw:path><draw:path draw:style-name="gr28" draw:text-style-name="P11" svg:width="0.192cm" svg:height="0.19cm" svg:x="2.527cm" svg:y="0.184cm" svg:viewBox="0 0 193 191" svg:d="M140 26c-8-14-20-26-39-26-49 0-101 62-101 124 0 39 23 67 55 67 9 0 30-1 55-31 4 17 18 31 39 31 14 0 24-10 31-23 7-15 13-41 13-42 0-5-5-5-6-5-3 0-5 3-6 9-7 27-14 51-31 51-12 0-13-10-13-19s1-12 6-31c5-18 5-22 8-37 5-21 11-40 16-60 3-11 3-12 3-14 0-7-6-12-13-12-9 0-15 10-17 18zM113 136c-3 8-3 8-9 15-19 24-36 30-48 30-21 0-26-22-26-39 0-21 13-72 23-93 13-24 32-39 49-39 26 0 32 34 32 37 0 2 0 5-1 7-7 28-13 54-20 82z"><text:p/></draw:path><draw:path draw:style-name="gr29" draw:text-style-name="P11" svg:width="0.129cm" svg:height="0.195cm" svg:x="2.751cm" svg:y="0.001cm" svg:viewBox="0 0 130 196" svg:d="M130 143c-4 0-6 0-10 0-1 6-4 23-7 26-3 2-25 2-30 2-18 0-36 0-54 0 31-27 42-35 59-50 22-17 42-36 42-63 0-36-32-58-69-58s-61 26-61 53c0 15 12 17 16 17 7 0 15-5 15-16 0-6-2-16-18-16 10-21 30-27 43-27 30 0 46 23 46 47 0 25-19 45-28 56-24 23-48 47-72 71-2 2-2 2-2 11 41 0 80 0 121 0 3-18 6-36 9-53z"><text:p/></draw:path><draw:path draw:style-name="gr30" draw:text-style-name="P11" svg:width="0.299cm" svg:height="0.294cm" svg:x="2.945cm" svg:y="0.084cm" svg:viewBox="0 0 300 295" svg:d="M241 47c21-33 39-34 54-35 5 0 4-5 5-7 0-4-2-5-5-5-12 0-24 1-35 1-14 0-28-1-42-1-2 0-8 0-8 7 0 5 4 5 7 5 11 1 19 6 19 14 0 6-3 11-6 16-43 68-86 137-129 205-10-74-19-149-29-222 0-7 10-13 29-13 6 0 11 0 11-8 0-4-4-4-6-4-17 0-35 1-52 1-8 0-17-1-24-1-8 0-16 0-23 0-2 0-7 0-7 7 0 5 4 5 10 5 24 0 24 5 25 14 11 87 23 173 33 260 2 8 4 9 9 9 7 0 8-2 12-8 50-79 102-160 152-240z"><text:p/></draw:path><draw:path draw:style-name="gr31" draw:text-style-name="P11" svg:width="0.096cm" svg:height="0.419cm" svg:x="3.303cm" svg:y="0.055cm" svg:viewBox="0 0 97 420" svg:d="M97 416c0-2 0-2-7-9-53-54-66-133-66-197 0-73 16-146 68-199 5-5 5-5 5-6 0-4-1-5-3-5-5 0-42 29-68 82-21 46-26 93-26 128 0 34 5 83 28 131 25 52 61 79 66 79 2 0 3-1 3-4z"><text:p/></draw:path><draw:path draw:style-name="gr32" draw:text-style-name="P11" svg:width="0.347cm" svg:height="0.285cm" svg:x="3.436cm" svg:y="0.084cm" svg:viewBox="0 0 348 286" svg:d="M193 114c-12-29-24-56-36-84-1-4-1-4-1-5 0-3 7-11 24-13 5 0 8 0 8-7 0-5-4-5-6-5-16 0-34 1-52 1-11 0-38-1-47-1-4 0-9 0-9 8 0 4 5 4 10 4 25 0 29 5 32 14 17 39 33 77 50 117-30 31-59 64-89 96-3 1-4 2-6 5-21 21-40 27-61 29-6 1-10 1-10 8 0 1 0 5 6 5 12 0 26-1 40-1 15 0 31 1 46 1 3 0 8 0 8-9 0-3-4-4-5-4-4 0-17-2-17-14 0-6 6-12 12-16 14-16 28-32 42-46 13-14 25-29 38-42 15 34 28 67 42 100 3 4 3 4 3 6 0 3-7 10-24 12-5 1-9 1-9 8 0 5 5 5 6 5 12 0 42-1 53-1s37 1 47 1c4 0 8 0 8-9 0-4-3-4-7-4-29 0-30-2-36-18-17-39-45-105-55-130 29-29 73-79 86-91 12-10 29-21 54-22 5 0 10 0 10-8-2-2 0-4-6-4-13 0-26 1-40 1-15 0-31-1-46-1-3 0-9 0-9 8 0 3 3 4 6 4 4 1 17 1 17 13 0 6-5 12-8 16-23 24-46 48-69 73z"><text:p/></draw:path><draw:path draw:style-name="gr33" draw:text-style-name="P11" svg:width="0.097cm" svg:height="0.419cm" svg:x="3.831cm" svg:y="0.055cm" svg:viewBox="0 0 98 420" svg:d="M98 210c0-32-4-83-27-131-25-51-63-79-66-79s-5 1-5 5c0 1 0 1 8 9 41 41 65 108 65 196 0 71-15 145-67 198-6 6-6 6-6 8s2 4 5 4 42-29 67-83c22-45 26-91 26-127z"><text:p/></draw:path></draw:g></draw:g></text:span></text:p>
        </text:list-item>
      </text:list>
      <text:h text:style-name="Heading_20_3" text:outline-level="3">C – Écart-type</text:h>
      <text:list xml:id="list3703712777" text:style-name="L7">
        <text:list-item>
          <text:p text:style-name="P5">L'écart-type est donc une caractéristique de dispersion "espérée" pour la loi de probabilité de la variable aléatoire.</text:p>
        </text:list-item>
      </text:list>
      <text:list xml:id="list2835808098" text:style-name="L5">
        <text:list-item>
          <text:p text:style-name="P9"><draw:g text:anchor-type="as-char" svg:y="-0.4cm" draw:z-index="15" draw:style-name="gr1"><svg:title>TexMaths</svg:title><svg:desc>12§display§\sigma(X) = \sqrt{V(X)}§svg§600§FALSE§</svg:desc><draw:g draw:style-name="gr2"><draw:path draw:style-name="gr7" draw:text-style-name="P10" svg:width="2.955cm" svg:height="0.46cm" svg:x="0.006cm" svg:y="0.022cm" svg:viewBox="0 0 2956 461" svg:d="M1479 461c-494 0-986 0-1479 0 0-153 0-307 0-461 985 0 1971 0 2956 0 0 154 0 308 0 461-492 0-985 0-1477 0z"><text:p/></draw:path><draw:path draw:style-name="gr8" draw:text-style-name="P11" svg:width="0.221cm" svg:height="0.185cm" svg:x="0.001cm" svg:y="0.217cm" svg:viewBox="0 0 222 186" svg:d="M202 24c6 0 20 0 20-14 0-10-8-10-16-10-32 0-63 0-96 0-63 0-110 70-110 119 0 37 24 67 62 67 51 0 106-51 106-116 0-6 0-27-12-46 16 0 30 0 46 0zM64 177c-22 0-39-15-39-46 0-12 6-47 21-72 18-29 43-35 57-35 35 0 39 28 39 41 0 20-9 54-23 76-17 25-40 36-55 36z"><text:p/></draw:path><draw:path draw:style-name="gr9" draw:text-style-name="P11" svg:width="0.097cm" svg:height="0.42cm" svg:x="0.282cm" svg:y="0.083cm" svg:viewBox="0 0 98 421" svg:d="M98 416c0-1 0-3-7-10-53-53-66-132-66-196 0-73 16-146 67-198 6-6 6-6 6-7 0-4-2-5-4-5-4 0-42 29-68 82-20 47-26 93-26 128 0 34 5 83 29 131 25 52 61 80 65 80 2 0 4-2 4-5z"><text:p/></draw:path><draw:path draw:style-name="gr10" draw:text-style-name="P11" svg:width="0.346cm" svg:height="0.285cm" svg:x="0.416cm" svg:y="0.111cm" svg:viewBox="0 0 347 286" svg:d="M193 114c-12-27-24-56-36-84-1-4-1-4-2-5 0-2 7-11 25-13 5 0 8 0 8-7 0-5-4-5-6-5-18 0-36 1-54 1-9 0-36-1-46-1-3 0-8 0-8 8 0 4 4 4 10 4 25 0 28 5 31 14 17 39 34 77 51 117-30 31-59 64-89 96-3 1-4 3-6 5-21 22-41 28-63 29-4 0-8 0-8 8 0 1 0 5 5 5 13 0 26-1 39-1 16 0 33 1 48 1 3 0 8 0 8-8 0-5-4-3-5-5-4 0-17-1-17-12 0-6 6-13 11-18 14-16 29-32 43-46 13-14 25-29 38-42 15 34 28 67 42 101 2 5 3 5 3 6 0 4-9 10-25 11-4 0-9 1-9 8 0 5 5 5 7 5 11 0 41-1 53-1 11 0 36 1 47 1 2 0 8 0 8-8 0-5-4-5-8-5-28 0-29-1-36-17-17-40-44-106-54-131 29-29 73-79 86-91 12-10 28-20 53-22 6 0 10 0 10-8-1-2 0-4-5-4-13 0-28 1-40 1-15 0-32-1-46-1-4 0-9 0-9 8 0 3 3 4 5 4 4 1 17 2 17 13 0 6-5 12-9 16-22 24-44 49-67 73z"><text:p/></draw:path><draw:path draw:style-name="gr11" draw:text-style-name="P11" svg:width="0.096cm" svg:height="0.42cm" svg:x="0.811cm" svg:y="0.083cm" svg:viewBox="0 0 97 421" svg:d="M97 210c0-32-5-83-27-131-26-51-62-79-66-79-3 0-4 2-4 5 0 1 0 1 7 9 42 41 66 109 66 196 0 71-15 146-68 199-5 4-5 6-5 7 0 2 1 5 4 5 4 0 42-29 67-83 21-46 26-92 26-128z"><text:p/></draw:path><draw:path draw:style-name="gr12" draw:text-style-name="P11" svg:width="0.279cm" svg:height="0.098cm" svg:x="1.092cm" svg:y="0.243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13" draw:text-style-name="P11" svg:width="0.383cm" svg:height="0.504cm" svg:x="1.558cm" svg:y="0cm" svg:viewBox="0 0 384 505" svg:d="M133 505c13 0 13-1 17-9 77-160 155-319 232-479 2-6 2-7 2-9 0-4-4-8-8-8-6 0-8 4-10 8-72 151-145 302-217 452-30-68-60-138-90-206-19 14-40 28-59 43 2 2 5 5 7 7 10-7 21-14 30-23 33 75 64 149 96 224z"><text:p/></draw:path><draw:path draw:style-name="gr14" draw:text-style-name="P11" svg:width="1.049cm" svg:height="0.016cm" svg:x="1.933cm" svg:y="0cm" svg:viewBox="0 0 1050 17" svg:d="M525 17c-176 0-350 0-525 0 0-6 0-11 0-17 350 0 700 0 1050 0 0 6 0 11 0 17-175 0-350 0-525 0z"><text:p/></draw:path><draw:path draw:style-name="gr15" draw:text-style-name="P11" svg:width="0.299cm" svg:height="0.295cm" svg:x="1.957cm" svg:y="0.111cm" svg:viewBox="0 0 300 296" svg:d="M241 48c21-34 39-35 54-36 5 0 4-5 5-7 0-4-2-5-5-5-12 0-24 1-35 1-14 0-28-1-42-1-2 0-8 0-8 7 0 5 4 5 7 5 11 1 19 6 19 14 0 6-3 11-6 16-43 69-86 137-129 206-10-75-19-149-29-223 0-7 10-13 29-13 6 0 11 0 11-8 0-4-4-4-6-4-17 0-35 1-52 1-8 0-17-1-24-1-8 0-16 0-23 0-2 0-7 0-7 7 0 5 4 5 10 5 24 0 24 5 26 14 11 87 22 173 32 260 2 8 4 10 9 10 7 0 8-3 12-9 50-79 102-160 152-239z"><text:p/></draw:path><draw:path draw:style-name="gr16" draw:text-style-name="P11" svg:width="0.096cm" svg:height="0.42cm" svg:x="2.315cm" svg:y="0.083cm" svg:viewBox="0 0 97 421" svg:d="M97 416c0-1 0-3-7-10-53-53-66-132-66-196 0-73 16-146 68-198 5-6 5-6 5-7 0-4-1-5-3-5-5 0-42 29-68 82-21 47-26 93-26 128 0 34 5 83 28 131 25 52 61 80 66 80 2 0 3-2 3-5z"><text:p/></draw:path><draw:path draw:style-name="gr17" draw:text-style-name="P11" svg:width="0.347cm" svg:height="0.285cm" svg:x="2.448cm" svg:y="0.111cm" svg:viewBox="0 0 348 286" svg:d="M193 114c-12-27-24-56-36-84-1-4-1-4-1-5 0-2 7-11 24-13 5 0 8 0 8-7 0-5-4-5-6-5-16 0-34 1-52 1-11 0-38-1-47-1-4 0-9 0-9 8 0 4 5 4 10 4 25 0 29 5 32 14 17 39 33 77 50 117-30 31-59 64-89 96-3 1-4 3-6 5-21 22-40 28-61 29-6 0-10 0-10 8 0 1 0 5 6 5 12 0 26-1 40-1 15 0 31 1 46 1 3 0 8 0 8-8 0-5-4-5-5-5-4 0-17-1-17-12 0-6 6-13 12-18 14-16 28-32 42-46 13-14 25-29 38-42 15 34 28 67 42 101 3 5 3 5 3 6 0 4-7 10-24 11-5 0-9 1-9 8 0 5 5 5 6 5 12 0 42-1 53-1s37 1 47 1c4 0 8 0 8-8 0-5-3-5-7-5-29 0-30-1-37-17-16-40-44-106-54-131 29-29 73-79 86-91 12-10 29-20 54-22 5 0 10 0 10-8-2-2 0-4-6-4-13 0-26 1-40 1-15 0-31-1-46-1-3 0-9 0-9 8 0 3 3 4 5 4 5 1 18 2 18 13 0 6-5 12-8 16-23 24-46 49-69 73z"><text:p/></draw:path><draw:path draw:style-name="gr18" draw:text-style-name="P11" svg:width="0.097cm" svg:height="0.42cm" svg:x="2.843cm" svg:y="0.083cm" svg:viewBox="0 0 98 421" svg:d="M98 210c0-32-4-83-27-131-27-51-63-79-66-79s-5 2-5 5c0 1 0 1 8 9 41 41 65 109 65 196 0 71-15 146-67 199-6 4-6 6-6 7 0 2 2 5 5 5s42-29 67-83c20-46 26-92 26-128z"><text:p/></draw:path></draw:g></draw:g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adornments="Normal" style:font-family-generic="swiss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officeooo:rsid="0011b6c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Normal" style:font-family-generic="swiss"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style:text-underline-style="solid" style:text-underline-width="auto" style:text-underline-color="#2a6099" fo:font-weight="normal" style:font-size-asian="13pt" style:font-style-asian="italic" style:font-weight-asian="normal" style:font-size-complex="13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8T10:44:55.963146716</meta:creation-date>
    <dc:title>TST</dc:title>
    <meta:editing-duration>PT25M34S</meta:editing-duration>
    <meta:editing-cycles>5</meta:editing-cycles>
    <meta:generator>LibreOffice/7.3.4.2$Linux_X86_64 LibreOffice_project/30$Build-2</meta:generator>
    <dc:date>2022-06-18T11:20:42.524348670</dc:date>
    <meta:document-statistic meta:table-count="0" meta:image-count="0" meta:object-count="0" meta:page-count="1" meta:paragraph-count="21" meta:word-count="144" meta:character-count="848" meta:non-whitespace-character-count="716"/>
    <meta:template xlink:type="simple" xlink:actuate="onRequest" xlink:title="TST" xlink:href="../../../../../../../../home/paulhenry/.config/libreoffice/4/user/template/TST.ott" meta:date="2022-06-18T10:44:52.919249905"/>
  </office:meta>
</office:document-meta>
</file>